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e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14.jpg" manifest:media-type="image/jpeg"/>
  <manifest:file-entry manifest:full-path="media/image15.jpeg" manifest:media-type="image/jpe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ras Bold ITC" svg:font-family="Eras Bold ITC" style:font-family-generic="swiss" style:font-pitch="variable" svg:panose-1="2 11 9 7 3 5 4 2 2 4"/>
    <style:font-face style:name="Algerian" svg:font-family="Algerian" style:font-family-generic="decorative" style:font-pitch="variable" svg:panose-1="4 2 7 5 4 10 2 6 7 2"/>
    <style:font-face style:name="Verdana" svg:font-family="Verdana" style:font-family-generic="swiss" style:font-pitch="variable" svg:panose-1="2 11 6 4 3 5 4 4 2 4"/>
  </office:font-face-decl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style:font-name="Eras Bold ITC" fo:font-weight="bold" style:font-weight-asian="bold" style:font-weight-complex="bold" fo:font-size="18pt" style:font-size-asian="18pt" style:font-size-complex="18pt" fo:language="en" fo:country="US"/>
    </style:style>
    <style:style style:name="T3" style:parent-style-name="DefaultParagraphFont" style:family="text">
      <style:text-properties fo:font-weight="bold" style:font-weight-asian="bold" style:font-weight-complex="bold" fo:font-size="15pt" style:font-size-asian="15pt" style:font-size-complex="15pt"/>
    </style:style>
    <style:style style:name="T4" style:parent-style-name="DefaultParagraphFont" style:family="text">
      <style:text-properties fo:font-weight="bold" style:font-weight-asian="bold" style:font-weight-complex="bold" fo:font-size="15pt" style:font-size-asian="15pt" style:font-size-complex="15pt"/>
    </style:style>
    <style:style style:name="T5" style:parent-style-name="DefaultParagraphFont" style:family="text">
      <style:text-properties fo:font-weight="bold" style:font-weight-asian="bold" style:font-weight-complex="bold" fo:font-size="19pt" style:font-size-asian="19pt" style:font-size-complex="15pt"/>
    </style:style>
    <style:style style:name="T6" style:parent-style-name="DefaultParagraphFont" style:family="text">
      <style:text-properties fo:font-size="13pt" style:font-size-asian="13pt"/>
    </style:style>
    <style:style style:name="T7" style:parent-style-name="DefaultParagraphFont" style:family="text">
      <style:text-properties fo:font-weight="bold" style:font-weight-asian="bold" fo:font-size="16pt" style:font-size-asian="16pt" style:font-size-complex="14pt"/>
    </style:style>
    <style:style style:name="P8" style:parent-style-name="Normal" style:family="paragraph">
      <style:paragraph-properties fo:text-align="center"/>
      <style:text-properties fo:font-weight="bold" style:font-weight-asian="bold" fo:font-size="16pt" style:font-size-asian="16pt" style:font-size-complex="14pt"/>
    </style:style>
    <style:style style:name="P9" style:parent-style-name="Normal" style:family="paragraph">
      <style:paragraph-properties fo:text-align="center"/>
    </style:style>
    <style:style style:name="T10" style:parent-style-name="DefaultParagraphFont" style:family="text">
      <style:text-properties fo:font-weight="bold" style:font-weight-asian="bold" fo:font-size="16pt" style:font-size-asian="16pt" style:font-size-complex="14pt"/>
    </style:style>
    <style:style style:name="P11" style:parent-style-name="Normal" style:family="paragraph">
      <style:paragraph-properties fo:text-align="center"/>
      <style:text-properties fo:font-weight="bold" style:font-weight-asian="bold" fo:font-size="15pt" style:font-size-asian="15pt" style:font-size-complex="16pt"/>
    </style:style>
    <style:style style:name="P12" style:parent-style-name="Normal" style:family="paragraph">
      <style:paragraph-properties fo:text-align="center"/>
      <style:text-properties fo:font-weight="bold" style:font-weight-asian="bold" fo:font-size="15pt" style:font-size-asian="15pt" style:font-size-complex="16pt"/>
    </style:style>
    <style:style style:name="P13" style:parent-style-name="Normal" style:family="paragraph">
      <style:text-properties fo:font-weight="bold" style:font-weight-asian="bold" fo:font-size="15pt" style:font-size-asian="15pt" style:font-size-complex="16pt"/>
    </style:style>
    <style:style style:name="P14" style:parent-style-name="Normal" style:family="paragraph">
      <style:text-properties fo:font-weight="bold" style:font-weight-asian="bold" fo:font-size="12pt" style:font-size-asian="12pt" style:font-size-complex="12pt"/>
    </style:style>
    <style:style style:name="P15" style:parent-style-name="Normal" style:family="paragraph">
      <style:text-properties fo:font-weight="bold" style:font-weight-asian="bold" fo:font-size="12pt" style:font-size-asian="12pt" style:font-size-complex="12pt"/>
    </style:style>
    <style:style style:name="P16" style:parent-style-name="Normal" style:family="paragraph">
      <style:text-properties fo:font-weight="bold" style:font-weight-asian="bold" fo:font-size="12pt" style:font-size-asian="12pt" style:font-size-complex="12pt"/>
    </style:style>
    <style:style style:name="P17" style:parent-style-name="Normal" style:family="paragraph">
      <style:text-properties fo:font-weight="bold" style:font-weight-asian="bold" fo:font-size="15pt" style:font-size-asian="15pt" style:font-size-complex="16pt"/>
    </style:style>
    <style:style style:name="P18" style:parent-style-name="Normal" style:family="paragraph">
      <style:paragraph-properties fo:text-align="center"/>
      <style:text-properties fo:font-weight="bold" style:font-weight-asian="bold" fo:font-size="15pt" style:font-size-asian="15pt" style:font-size-complex="16pt"/>
    </style:style>
    <style:style style:name="P19" style:parent-style-name="Normal" style:family="paragraph">
      <style:paragraph-properties fo:text-align="center"/>
      <style:text-properties fo:font-weight="bold" style:font-weight-asian="bold" fo:font-size="15pt" style:font-size-asian="15pt" style:font-size-complex="16pt"/>
    </style:style>
    <style:style style:name="P2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1"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2"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3"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4"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5"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6"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7"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8"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9"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3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31" style:parent-style-name="Normal" style:family="paragraph">
      <style:text-properties fo:language="en" fo:country="US"/>
    </style:style>
    <style:style style:name="P32" style:parent-style-name="TOC2" style:family="paragraph">
      <style:paragraph-properties>
        <style:tab-stops>
          <style:tab-stop style:type="right" style:leader-style="dotted" style:leader-text="." style:position="6.1083in"/>
        </style:tab-stops>
      </style:paragraph-properties>
    </style:style>
    <style:style style:name="T33" style:parent-style-name="Hyperlink" style:family="text">
      <style:text-properties fo:font-weight="bold" style:font-weight-asian="bold" style:font-weight-complex="bold" fo:font-style="italic" style:font-style-asian="italic" style:font-style-complex="italic"/>
    </style:style>
    <style:style style:name="P34" style:parent-style-name="TOC2" style:family="paragraph">
      <style:paragraph-properties>
        <style:tab-stops>
          <style:tab-stop style:type="right" style:leader-style="dotted" style:leader-text="." style:position="6.1083in"/>
        </style:tab-stops>
      </style:paragraph-properties>
    </style:style>
    <style:style style:name="T35" style:parent-style-name="Hyperlink" style:family="text">
      <style:text-properties fo:font-weight="bold" style:font-weight-asian="bold" style:font-weight-complex="bold" fo:font-style="italic" style:font-style-asian="italic" style:font-style-complex="italic"/>
    </style:style>
    <style:style style:name="P36" style:parent-style-name="TOC2" style:family="paragraph">
      <style:paragraph-properties>
        <style:tab-stops>
          <style:tab-stop style:type="right" style:leader-style="dotted" style:leader-text="." style:position="6.1083in"/>
        </style:tab-stops>
      </style:paragraph-properties>
    </style:style>
    <style:style style:name="T37" style:parent-style-name="Hyperlink" style:family="text">
      <style:text-properties fo:font-weight="bold" style:font-weight-asian="bold" style:font-weight-complex="bold" fo:font-style="italic" style:font-style-asian="italic" style:font-style-complex="italic"/>
    </style:style>
    <style:style style:name="P38" style:parent-style-name="TOC2" style:family="paragraph">
      <style:paragraph-properties>
        <style:tab-stops>
          <style:tab-stop style:type="right" style:leader-style="dotted" style:leader-text="." style:position="6.1083in"/>
        </style:tab-stops>
      </style:paragraph-properties>
    </style:style>
    <style:style style:name="T39" style:parent-style-name="Hyperlink" style:family="text">
      <style:text-properties fo:font-weight="bold" style:font-weight-asian="bold" style:font-weight-complex="bold" fo:font-style="italic" style:font-style-asian="italic" style:font-style-complex="italic"/>
    </style:style>
    <style:style style:name="P40" style:parent-style-name="TOC2" style:family="paragraph">
      <style:paragraph-properties>
        <style:tab-stops>
          <style:tab-stop style:type="right" style:leader-style="dotted" style:leader-text="." style:position="6.1083in"/>
        </style:tab-stops>
      </style:paragraph-properties>
    </style:style>
    <style:style style:name="T41" style:parent-style-name="Hyperlink" style:family="text">
      <style:text-properties fo:font-weight="bold" style:font-weight-asian="bold" style:font-weight-complex="bold" fo:font-style="italic" style:font-style-asian="italic" style:font-style-complex="italic"/>
    </style:style>
    <style:style style:name="P42" style:parent-style-name="TOC2" style:family="paragraph">
      <style:paragraph-properties>
        <style:tab-stops>
          <style:tab-stop style:type="right" style:leader-style="dotted" style:leader-text="." style:position="6.1083in"/>
        </style:tab-stops>
      </style:paragraph-properties>
    </style:style>
    <style:style style:name="T43" style:parent-style-name="Hyperlink" style:family="text">
      <style:text-properties fo:font-weight="bold" style:font-weight-asian="bold" style:font-weight-complex="bold" fo:font-style="italic" style:font-style-asian="italic" style:font-style-complex="italic"/>
    </style:style>
    <style:style style:name="P44" style:parent-style-name="TOC2" style:family="paragraph">
      <style:paragraph-properties>
        <style:tab-stops>
          <style:tab-stop style:type="right" style:leader-style="dotted" style:leader-text="." style:position="6.1083in"/>
        </style:tab-stops>
      </style:paragraph-properties>
    </style:style>
    <style:style style:name="T45" style:parent-style-name="Hyperlink" style:family="text">
      <style:text-properties fo:font-weight="bold" style:font-weight-asian="bold" style:font-weight-complex="bold" fo:font-style="italic" style:font-style-asian="italic" style:font-style-complex="italic"/>
    </style:style>
    <style:style style:name="P46" style:parent-style-name="TOC1" style:family="paragraph">
      <style:paragraph-properties>
        <style:tab-stops>
          <style:tab-stop style:type="right" style:leader-style="dotted" style:leader-text="." style:position="6.2611in"/>
        </style:tab-stops>
      </style:paragraph-properties>
    </style:style>
    <style:style style:name="P47" style:parent-style-name="TOC2" style:family="paragraph">
      <style:paragraph-properties>
        <style:tab-stops>
          <style:tab-stop style:type="right" style:leader-style="dotted" style:leader-text="." style:position="6.1083in"/>
        </style:tab-stops>
      </style:paragraph-properties>
    </style:style>
    <style:style style:name="P48" style:parent-style-name="TOC2" style:family="paragraph">
      <style:paragraph-properties>
        <style:tab-stops>
          <style:tab-stop style:type="right" style:leader-style="dotted" style:leader-text="." style:position="6.1083in"/>
        </style:tab-stops>
      </style:paragraph-properties>
    </style:style>
    <style:style style:name="T49" style:parent-style-name="Hyperlink" style:family="text">
      <style:text-properties fo:font-style="italic" style:font-style-asian="italic" style:font-style-complex="italic"/>
    </style:style>
    <style:style style:name="T50" style:parent-style-name="Hyperlink" style:family="text">
      <style:text-properties fo:font-style="italic" style:font-style-asian="italic" style:font-style-complex="italic"/>
    </style:style>
    <style:style style:name="P51" style:parent-style-name="TOC2" style:family="paragraph">
      <style:paragraph-properties>
        <style:tab-stops>
          <style:tab-stop style:type="right" style:leader-style="dotted" style:leader-text="." style:position="6.1083in"/>
        </style:tab-stops>
      </style:paragraph-properties>
    </style:style>
    <style:style style:name="T52" style:parent-style-name="Hyperlink" style:family="text">
      <style:text-properties fo:font-weight="bold" style:font-weight-asian="bold" style:font-weight-complex="bold" fo:font-style="italic" style:font-style-asian="italic" style:font-style-complex="italic"/>
    </style:style>
    <style:style style:name="T53" style:parent-style-name="Hyperlink" style:family="text">
      <style:text-properties fo:font-weight="bold" style:font-weight-asian="bold" style:font-weight-complex="bold"/>
    </style:style>
    <style:style style:name="T54" style:parent-style-name="Hyperlink" style:family="text">
      <style:text-properties fo:font-weight="bold" style:font-weight-asian="bold" style:font-weight-complex="bold" fo:font-style="italic" style:font-style-asian="italic" style:font-style-complex="italic"/>
    </style:style>
    <style:style style:name="P55" style:parent-style-name="TOC2" style:family="paragraph">
      <style:paragraph-properties>
        <style:tab-stops>
          <style:tab-stop style:type="right" style:leader-style="dotted" style:leader-text="." style:position="6.1083in"/>
        </style:tab-stops>
      </style:paragraph-properties>
    </style:style>
    <style:style style:name="T56" style:parent-style-name="Hyperlink" style:family="text">
      <style:text-properties fo:font-weight="bold" style:font-weight-asian="bold" style:font-weight-complex="bold" fo:font-style="italic" style:font-style-asian="italic" style:font-style-complex="italic"/>
    </style:style>
    <style:style style:name="P57" style:parent-style-name="TOC2" style:family="paragraph">
      <style:paragraph-properties>
        <style:tab-stops>
          <style:tab-stop style:type="right" style:leader-style="dotted" style:leader-text="." style:position="6.1083in"/>
        </style:tab-stops>
      </style:paragraph-properties>
    </style:style>
    <style:style style:name="T58" style:parent-style-name="Hyperlink" style:family="text">
      <style:text-properties fo:font-weight="bold" style:font-weight-asian="bold" style:font-weight-complex="bold" fo:font-style="italic" style:font-style-asian="italic" style:font-style-complex="italic"/>
    </style:style>
    <style:style style:name="P59" style:parent-style-name="TOC2" style:family="paragraph">
      <style:paragraph-properties>
        <style:tab-stops>
          <style:tab-stop style:type="right" style:leader-style="dotted" style:leader-text="." style:position="6.1083in"/>
        </style:tab-stops>
      </style:paragraph-properties>
    </style:style>
    <style:style style:name="T60" style:parent-style-name="Hyperlink" style:family="text">
      <style:text-properties fo:font-weight="bold" style:font-weight-asian="bold" style:font-weight-complex="bold" fo:font-style="italic" style:font-style-asian="italic" style:font-style-complex="italic"/>
    </style:style>
    <style:style style:name="P61" style:parent-style-name="TOC1" style:family="paragraph">
      <style:paragraph-properties>
        <style:tab-stops>
          <style:tab-stop style:type="right" style:leader-style="dotted" style:leader-text="." style:position="6.2611in"/>
        </style:tab-stops>
      </style:paragraph-properties>
    </style:style>
    <style:style style:name="P62" style:parent-style-name="TOC2" style:family="paragraph">
      <style:paragraph-properties>
        <style:tab-stops>
          <style:tab-stop style:type="right" style:leader-style="dotted" style:leader-text="." style:position="6.1083in"/>
        </style:tab-stops>
      </style:paragraph-properties>
    </style:style>
    <style:style style:name="P63" style:parent-style-name="TOC2" style:family="paragraph">
      <style:paragraph-properties>
        <style:tab-stops>
          <style:tab-stop style:type="right" style:leader-style="dotted" style:leader-text="." style:position="6.1083in"/>
        </style:tab-stops>
      </style:paragraph-properties>
    </style:style>
    <style:style style:name="T64" style:parent-style-name="Hyperlink" style:family="text">
      <style:text-properties fo:font-weight="bold" style:font-weight-asian="bold" style:font-weight-complex="bold" fo:font-style="italic" style:font-style-asian="italic" style:font-style-complex="italic"/>
    </style:style>
    <style:style style:name="T65" style:parent-style-name="Hyperlink" style:family="text">
      <style:text-properties fo:font-weight="bold" style:font-weight-asian="bold" style:font-weight-complex="bold"/>
    </style:style>
    <style:style style:name="T66" style:parent-style-name="Hyperlink" style:family="text">
      <style:text-properties fo:font-weight="bold" style:font-weight-asian="bold" style:font-weight-complex="bold" fo:font-style="italic" style:font-style-asian="italic" style:font-style-complex="italic"/>
    </style:style>
    <style:style style:name="P67" style:parent-style-name="TOC2" style:family="paragraph">
      <style:paragraph-properties>
        <style:tab-stops>
          <style:tab-stop style:type="right" style:leader-style="dotted" style:leader-text="." style:position="6.1083in"/>
        </style:tab-stops>
      </style:paragraph-properties>
    </style:style>
    <style:style style:name="T68" style:parent-style-name="Hyperlink" style:family="text">
      <style:text-properties fo:font-weight="bold" style:font-weight-asian="bold" style:font-weight-complex="bold" fo:font-style="italic" style:font-style-asian="italic" style:font-style-complex="italic"/>
    </style:style>
    <style:style style:name="T69" style:parent-style-name="Hyperlink" style:family="text">
      <style:text-properties fo:font-weight="bold" style:font-weight-asian="bold" style:font-weight-complex="bold"/>
    </style:style>
    <style:style style:name="T70" style:parent-style-name="Hyperlink" style:family="text">
      <style:text-properties fo:font-weight="bold" style:font-weight-asian="bold" style:font-weight-complex="bold" fo:font-style="italic" style:font-style-asian="italic" style:font-style-complex="italic"/>
    </style:style>
    <style:style style:name="P71" style:parent-style-name="TOC2" style:family="paragraph">
      <style:paragraph-properties>
        <style:tab-stops>
          <style:tab-stop style:type="right" style:leader-style="dotted" style:leader-text="." style:position="6.1083in"/>
        </style:tab-stops>
      </style:paragraph-properties>
    </style:style>
    <style:style style:name="T72" style:parent-style-name="Hyperlink" style:family="text">
      <style:text-properties fo:font-weight="bold" style:font-weight-asian="bold" style:font-weight-complex="bold" fo:font-style="italic" style:font-style-asian="italic" style:font-style-complex="italic"/>
    </style:style>
    <style:style style:name="T73" style:parent-style-name="Hyperlink" style:family="text">
      <style:text-properties fo:font-weight="bold" style:font-weight-asian="bold" style:font-weight-complex="bold"/>
    </style:style>
    <style:style style:name="T74" style:parent-style-name="Hyperlink" style:family="text">
      <style:text-properties fo:font-weight="bold" style:font-weight-asian="bold" style:font-weight-complex="bold" fo:font-style="italic" style:font-style-asian="italic" style:font-style-complex="italic"/>
    </style:style>
    <style:style style:name="P75" style:parent-style-name="TOC2" style:family="paragraph">
      <style:paragraph-properties>
        <style:tab-stops>
          <style:tab-stop style:type="right" style:leader-style="dotted" style:leader-text="." style:position="6.1083in"/>
        </style:tab-stops>
      </style:paragraph-properties>
    </style:style>
    <style:style style:name="P76" style:parent-style-name="TOC2" style:family="paragraph">
      <style:paragraph-properties>
        <style:tab-stops>
          <style:tab-stop style:type="right" style:leader-style="dotted" style:leader-text="." style:position="6.1083in"/>
        </style:tab-stops>
      </style:paragraph-properties>
    </style:style>
    <style:style style:name="P77" style:parent-style-name="TOC2" style:family="paragraph">
      <style:paragraph-properties>
        <style:tab-stops>
          <style:tab-stop style:type="right" style:leader-style="dotted" style:leader-text="." style:position="6.1083in"/>
        </style:tab-stops>
      </style:paragraph-properties>
    </style:style>
    <style:style style:name="T78" style:parent-style-name="Hyperlink" style:family="text">
      <style:text-properties fo:font-style="italic" style:font-style-asian="italic" style:font-style-complex="italic"/>
    </style:style>
    <style:style style:name="P79" style:parent-style-name="TOC2" style:family="paragraph">
      <style:paragraph-properties>
        <style:tab-stops>
          <style:tab-stop style:type="right" style:leader-style="dotted" style:leader-text="." style:position="6.1083in"/>
        </style:tab-stops>
      </style:paragraph-properties>
    </style:style>
    <style:style style:name="T80" style:parent-style-name="Hyperlink" style:family="text">
      <style:text-properties fo:font-weight="bold" style:font-weight-asian="bold" style:font-weight-complex="bold" fo:font-style="italic" style:font-style-asian="italic" style:font-style-complex="italic"/>
    </style:style>
    <style:style style:name="T81" style:parent-style-name="Hyperlink" style:family="text">
      <style:text-properties fo:font-weight="bold" style:font-weight-asian="bold" style:font-weight-complex="bold"/>
    </style:style>
    <style:style style:name="T82" style:parent-style-name="Hyperlink" style:family="text">
      <style:text-properties fo:font-weight="bold" style:font-weight-asian="bold" style:font-weight-complex="bold" fo:font-style="italic" style:font-style-asian="italic" style:font-style-complex="italic"/>
    </style:style>
    <style:style style:name="P83" style:parent-style-name="TOC2" style:family="paragraph">
      <style:paragraph-properties>
        <style:tab-stops>
          <style:tab-stop style:type="right" style:leader-style="dotted" style:leader-text="." style:position="6.1083in"/>
        </style:tab-stops>
      </style:paragraph-properties>
    </style:style>
    <style:style style:name="T84" style:parent-style-name="Hyperlink" style:family="text">
      <style:text-properties fo:font-weight="bold" style:font-weight-asian="bold" style:font-weight-complex="bold" fo:font-style="italic" style:font-style-asian="italic" style:font-style-complex="italic"/>
    </style:style>
    <style:style style:name="P85" style:parent-style-name="TOC2" style:family="paragraph">
      <style:paragraph-properties>
        <style:tab-stops>
          <style:tab-stop style:type="right" style:leader-style="dotted" style:leader-text="." style:position="6.1083in"/>
        </style:tab-stops>
      </style:paragraph-properties>
    </style:style>
    <style:style style:name="T86" style:parent-style-name="Hyperlink" style:family="text">
      <style:text-properties fo:font-weight="bold" style:font-weight-asian="bold" style:font-weight-complex="bold" fo:font-style="italic" style:font-style-asian="italic" style:font-style-complex="italic"/>
    </style:style>
    <style:style style:name="P87" style:parent-style-name="TOC2" style:family="paragraph">
      <style:paragraph-properties>
        <style:tab-stops>
          <style:tab-stop style:type="right" style:leader-style="dotted" style:leader-text="." style:position="6.1083in"/>
        </style:tab-stops>
      </style:paragraph-properties>
    </style:style>
    <style:style style:name="T88" style:parent-style-name="Hyperlink" style:family="text">
      <style:text-properties fo:font-weight="bold" style:font-weight-asian="bold" style:font-weight-complex="bold" fo:font-style="italic" style:font-style-asian="italic" style:font-style-complex="italic"/>
    </style:style>
    <style:style style:name="T89" style:parent-style-name="Hyperlink" style:family="text">
      <style:text-properties fo:font-weight="bold" style:font-weight-asian="bold" style:font-weight-complex="bold"/>
    </style:style>
    <style:style style:name="T90" style:parent-style-name="Hyperlink" style:family="text">
      <style:text-properties fo:font-weight="bold" style:font-weight-asian="bold" style:font-weight-complex="bold" fo:font-style="italic" style:font-style-asian="italic" style:font-style-complex="italic"/>
    </style:style>
    <style:style style:name="P91" style:parent-style-name="TOC1" style:family="paragraph">
      <style:paragraph-properties>
        <style:tab-stops>
          <style:tab-stop style:type="right" style:leader-style="dotted" style:leader-text="." style:position="6.2611in"/>
        </style:tab-stops>
      </style:paragraph-properties>
    </style:style>
    <style:style style:name="P92" style:parent-style-name="TOC2" style:family="paragraph">
      <style:paragraph-properties>
        <style:tab-stops>
          <style:tab-stop style:type="right" style:leader-style="dotted" style:leader-text="." style:position="6.1083in"/>
        </style:tab-stops>
      </style:paragraph-properties>
    </style:style>
    <style:style style:name="P93" style:parent-style-name="TOC2" style:family="paragraph">
      <style:paragraph-properties>
        <style:tab-stops>
          <style:tab-stop style:type="right" style:leader-style="dotted" style:leader-text="." style:position="6.1083in"/>
        </style:tab-stops>
      </style:paragraph-properties>
    </style:style>
    <style:style style:name="P94" style:parent-style-name="TOC2" style:family="paragraph">
      <style:paragraph-properties>
        <style:tab-stops>
          <style:tab-stop style:type="right" style:leader-style="dotted" style:leader-text="." style:position="6.1083in"/>
        </style:tab-stops>
      </style:paragraph-properties>
    </style:style>
    <style:style style:name="P95" style:parent-style-name="TOC2" style:family="paragraph">
      <style:paragraph-properties>
        <style:tab-stops>
          <style:tab-stop style:type="right" style:leader-style="dotted" style:leader-text="." style:position="6.1083in"/>
        </style:tab-stops>
      </style:paragraph-properties>
    </style:style>
    <style:style style:name="P96" style:parent-style-name="TOC2" style:family="paragraph">
      <style:paragraph-properties>
        <style:tab-stops>
          <style:tab-stop style:type="right" style:leader-style="dotted" style:leader-text="." style:position="6.1083in"/>
        </style:tab-stops>
      </style:paragraph-properties>
    </style:style>
    <style:style style:name="P97" style:parent-style-name="TOC1" style:family="paragraph">
      <style:paragraph-properties>
        <style:tab-stops>
          <style:tab-stop style:type="right" style:leader-style="dotted" style:leader-text="." style:position="6.2611in"/>
        </style:tab-stops>
      </style:paragraph-properties>
    </style:style>
    <style:style style:name="P98"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9"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10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101"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102"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103"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104"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105"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106"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107"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108"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09" style:parent-style-name="Normal" style:family="paragraph">
      <style:text-properties style:font-name="Eras Bold ITC" fo:font-weight="bold" style:font-weight-asian="bold" style:font-weight-complex="bold" fo:font-size="20pt" style:font-size-asian="20pt" style:font-size-complex="20pt" style:text-underline-type="single" style:text-underline-style="solid" style:text-underline-width="auto" style:text-underline-mode="continuous" fo:language="en" fo:country="US"/>
    </style:style>
    <style:style style:name="P110"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11" style:parent-style-name="Normal" style:family="paragraph">
      <style:paragraph-properties fo:margin-left="1in" fo:text-indent="0.5in">
        <style:tab-stops/>
      </style:paragraph-properties>
      <style:text-properties style:font-name="Algerian" fo:font-weight="bold" style:font-weight-asian="bold" style:font-weight-complex="bold" fo:font-size="18pt" style:font-size-asian="18pt" style:font-size-complex="18pt" fo:language="en" fo:country="US"/>
    </style:style>
    <style:style style:name="P112" style:parent-style-name="Normal" style:family="paragraph">
      <style:paragraph-properties fo:margin-left="0.5in">
        <style:tab-stops/>
      </style:paragraph-properties>
    </style:style>
    <style:style style:name="P113" style:parent-style-name="Normal" style:family="paragraph">
      <style:paragraph-properties fo:margin-left="0.5in">
        <style:tab-stops/>
      </style:paragraph-properties>
    </style:style>
    <style:style style:name="P114" style:parent-style-name="Normal" style:family="paragraph">
      <style:paragraph-properties fo:margin-left="0.5in">
        <style:tab-stops/>
      </style:paragraph-properties>
    </style:style>
    <style:style style:name="P115" style:parent-style-name="Normal" style:family="paragraph">
      <style:paragraph-properties fo:margin-left="0.5in">
        <style:tab-stops/>
      </style:paragraph-properties>
    </style:style>
    <style:style style:name="P116" style:parent-style-name="Normal" style:family="paragraph">
      <style:paragraph-properties fo:margin-left="0.5in">
        <style:tab-stops/>
      </style:paragraph-properties>
    </style:style>
    <style:style style:name="T117" style:parent-style-name="DefaultParagraphFont" style:family="text">
      <style:text-properties fo:font-weight="bold" style:font-weight-asian="bold" style:font-weight-complex="bold" fo:font-size="14pt" style:font-size-asian="14pt" style:font-size-complex="14pt"/>
    </style:style>
    <style:style style:name="T118" style:parent-style-name="DefaultParagraphFont" style:family="text">
      <style:text-properties fo:font-size="14pt" style:font-size-asian="14pt" style:font-size-complex="14pt"/>
    </style:style>
    <style:style style:name="P119" style:parent-style-name="Normal" style:family="paragraph">
      <style:paragraph-properties fo:margin-left="0.5in">
        <style:tab-stops/>
      </style:paragraph-properties>
    </style:style>
    <style:style style:name="T120" style:parent-style-name="DefaultParagraphFont" style:family="text">
      <style:text-properties fo:font-weight="bold" style:font-weight-asian="bold" style:font-weight-complex="bold"/>
    </style:style>
    <style:style style:name="P121" style:parent-style-name="Normal" style:family="paragraph">
      <style:paragraph-properties fo:margin-left="0.5in">
        <style:tab-stops/>
      </style:paragraph-properties>
    </style:style>
    <style:style style:name="T122" style:parent-style-name="DefaultParagraphFont" style:family="text">
      <style:text-properties fo:font-weight="bold" style:font-weight-asian="bold" style:font-weight-complex="bold"/>
    </style:style>
    <style:style style:name="P123" style:parent-style-name="Normal" style:family="paragraph">
      <style:paragraph-properties fo:margin-left="0.5in">
        <style:tab-stops/>
      </style:paragraph-properties>
    </style:style>
    <style:style style:name="T124" style:parent-style-name="DefaultParagraphFont" style:family="text">
      <style:text-properties fo:font-weight="bold" style:font-weight-asian="bold" style:font-weight-complex="bold"/>
    </style:style>
    <style:style style:name="P125"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26" style:parent-style-name="Normal" style:family="paragraph">
      <style:paragraph-properties fo:margin-left="0.5in">
        <style:tab-stops/>
      </style:paragraph-properties>
    </style:style>
    <style:style style:name="P127" style:parent-style-name="Normal" style:family="paragraph">
      <style:paragraph-properties fo:margin-left="0.5in">
        <style:tab-stops/>
      </style:paragraph-properties>
    </style:style>
    <style:style style:name="P128"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29" style:parent-style-name="Normal" style:family="paragraph">
      <style:paragraph-properties fo:text-indent="0.5in"/>
    </style:style>
    <style:style style:name="P130" style:parent-style-name="ListParagraph" style:family="paragraph"/>
    <style:style style:name="P131" style:parent-style-name="ListParagraph" style:family="paragraph"/>
    <style:style style:name="P132" style:parent-style-name="ListParagraph" style:family="paragraph"/>
    <style:style style:name="P133" style:parent-style-name="ListParagraph" style:family="paragraph"/>
    <style:style style:name="P134" style:parent-style-name="ListParagraph" style:family="paragraph"/>
    <style:style style:name="P135" style:parent-style-name="ListParagraph" style:family="paragraph"/>
    <style:style style:name="P136" style:parent-style-name="ListParagraph" style:family="paragraph"/>
    <style:style style:name="P137" style:parent-style-name="ListParagraph" style:family="paragraph"/>
    <style:style style:name="P138" style:parent-style-name="ListParagraph" style:family="paragraph"/>
    <style:style style:name="P139" style:parent-style-name="ListParagraph" style:family="paragraph"/>
    <style:style style:name="P140" style:parent-style-name="ListParagraph" style:family="paragraph"/>
    <style:style style:name="P141" style:parent-style-name="ListParagraph" style:family="paragraph"/>
    <style:style style:name="P142" style:parent-style-name="ListParagraph" style:family="paragraph">
      <style:paragraph-properties fo:margin-left="1in">
        <style:tab-stops/>
      </style:paragraph-properties>
    </style:style>
    <style:style style:name="P143"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44" style:parent-style-name="ListParagraph" style:family="paragraph"/>
    <style:style style:name="P145" style:parent-style-name="ListParagraph" style:family="paragraph"/>
    <style:style style:name="P146" style:parent-style-name="ListParagraph" style:family="paragraph"/>
    <style:style style:name="P147" style:parent-style-name="ListParagraph" style:family="paragraph"/>
    <style:style style:name="P148" style:parent-style-name="ListParagraph" style:family="paragraph"/>
    <style:style style:name="P149" style:parent-style-name="ListParagraph" style:family="paragraph"/>
    <style:style style:name="P150" style:parent-style-name="ListParagraph" style:family="paragraph"/>
    <style:style style:name="P151" style:parent-style-name="ListParagraph" style:family="paragraph"/>
    <style:style style:name="P152" style:parent-style-name="ListParagraph" style:family="paragraph"/>
    <style:style style:name="P153" style:parent-style-name="ListParagraph" style:family="paragraph"/>
    <style:style style:name="P154" style:parent-style-name="ListParagraph" style:family="paragraph"/>
    <style:style style:name="P155" style:parent-style-name="ListParagraph" style:family="paragraph"/>
    <style:style style:name="P156" style:parent-style-name="ListParagraph" style:family="paragraph"/>
    <style:style style:name="P157" style:parent-style-name="ListParagraph" style:family="paragraph"/>
    <style:style style:name="P158" style:parent-style-name="ListParagraph" style:family="paragraph">
      <style:paragraph-properties fo:margin-left="1in">
        <style:tab-stops/>
      </style:paragraph-properties>
    </style:style>
    <style:style style:name="P159" style:parent-style-name="ListParagraph" style:family="paragraph">
      <style:paragraph-properties fo:margin-left="1in">
        <style:tab-stops/>
      </style:paragraph-properties>
    </style:style>
    <style:style style:name="P160" style:parent-style-name="ListParagraph" style:family="paragraph">
      <style:paragraph-properties fo:margin-left="1in">
        <style:tab-stops/>
      </style:paragraph-properties>
    </style:style>
    <style:style style:name="P161"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62"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T163" style:parent-style-name="Strong" style:family="text">
      <style:text-properties fo:font-size="14pt" style:font-size-asian="14pt" style:font-size-complex="14pt"/>
    </style:style>
    <style:style style:name="P164" style:parent-style-name="Normal" style:family="paragraph">
      <style:paragraph-properties fo:margin-left="0.5in">
        <style:tab-stops/>
      </style:paragraph-properties>
    </style:style>
    <style:style style:name="T165" style:parent-style-name="Strong" style:family="text">
      <style:text-properties fo:font-size="14pt" style:font-size-asian="14pt" style:font-size-complex="14pt"/>
    </style:style>
    <style:style style:name="T166" style:parent-style-name="Strong" style:family="text">
      <style:text-properties fo:font-size="14pt" style:font-size-asian="14pt" style:font-size-complex="14pt"/>
    </style:style>
    <style:style style:name="P167" style:parent-style-name="Normal" style:family="paragraph">
      <style:paragraph-properties fo:margin-left="0.5in">
        <style:tab-stops/>
      </style:paragraph-properties>
    </style:style>
    <style:style style:name="T168" style:parent-style-name="Strong" style:family="text">
      <style:text-properties fo:font-size="14pt" style:font-size-asian="14pt" style:font-size-complex="14pt"/>
    </style:style>
    <style:style style:name="P169" style:parent-style-name="Normal" style:family="paragraph">
      <style:paragraph-properties fo:margin-left="0.5in">
        <style:tab-stops/>
      </style:paragraph-properties>
    </style:style>
    <style:style style:name="T170" style:parent-style-name="Strong" style:family="text">
      <style:text-properties fo:font-size="14pt" style:font-size-asian="14pt" style:font-size-complex="14pt"/>
    </style:style>
    <style:style style:name="P171" style:parent-style-name="Normal" style:family="paragraph">
      <style:paragraph-properties fo:margin-left="0.5in">
        <style:tab-stops/>
      </style:paragraph-properties>
    </style:style>
    <style:style style:name="P172"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73" style:parent-style-name="Normal" style:family="paragraph">
      <style:text-properties fo:color="#C00000" fo:font-size="12pt" style:font-size-asian="12pt" style:font-size-complex="12pt"/>
    </style:style>
    <style:style style:name="P174" style:parent-style-name="Normal" style:family="paragraph">
      <style:text-properties fo:font-size="12pt" style:font-size-asian="12pt" style:font-size-complex="12pt"/>
    </style:style>
    <style:style style:name="P175" style:parent-style-name="Normal" style:family="paragraph">
      <style:text-properties fo:color="#C00000" fo:font-size="12pt" style:font-size-asian="12pt" style:font-size-complex="12pt"/>
    </style:style>
    <style:style style:name="P176" style:parent-style-name="Normal" style:family="paragraph">
      <style:text-properties fo:font-size="12pt" style:font-size-asian="12pt" style:font-size-complex="12pt"/>
    </style:style>
    <style:style style:name="P177" style:parent-style-name="Normal" style:family="paragraph">
      <style:text-properties fo:font-size="12pt" style:font-size-asian="12pt" style:font-size-complex="12pt"/>
    </style:style>
    <style:style style:name="P178" style:parent-style-name="Normal" style:family="paragraph">
      <style:text-properties fo:color="#C00000" fo:font-size="12pt" style:font-size-asian="12pt" style:font-size-complex="12pt"/>
    </style:style>
    <style:style style:name="P179" style:parent-style-name="Normal" style:family="paragraph">
      <style:text-properties fo:font-size="12pt" style:font-size-asian="12pt" style:font-size-complex="12pt"/>
    </style:style>
    <style:style style:name="P180" style:parent-style-name="Normal" style:family="paragraph">
      <style:text-properties fo:color="#C00000" fo:font-size="12pt" style:font-size-asian="12pt" style:font-size-complex="12pt"/>
    </style:style>
    <style:style style:name="P181" style:parent-style-name="Normal" style:family="paragraph">
      <style:text-properties fo:color="#C00000" fo:font-size="12pt" style:font-size-asian="12pt" style:font-size-complex="12pt"/>
    </style:style>
    <style:style style:name="T182" style:parent-style-name="DefaultParagraphFont" style:family="text">
      <style:text-properties fo:color="#C00000" fo:font-size="12pt" style:font-size-asian="12pt" style:font-size-complex="12pt"/>
    </style:style>
    <style:style style:name="P183" style:parent-style-name="Normal" style:family="paragraph">
      <style:text-properties fo:color="#000000" fo:font-size="12pt" style:font-size-asian="12pt" style:font-size-complex="12pt"/>
    </style:style>
    <style:style style:name="P184" style:parent-style-name="Normal" style:family="paragraph">
      <style:text-properties fo:color="#C00000" fo:font-size="12pt" style:font-size-asian="12pt" style:font-size-complex="12pt"/>
    </style:style>
    <style:style style:name="P185" style:parent-style-name="Normal" style:family="paragraph">
      <style:text-properties fo:color="#000000" fo:font-size="12pt" style:font-size-asian="12pt" style:font-size-complex="12pt"/>
    </style:style>
    <style:style style:name="P186" style:parent-style-name="Normal" style:family="paragraph">
      <style:text-properties fo:color="#C00000" fo:font-size="12pt" style:font-size-asian="12pt" style:font-size-complex="12pt"/>
    </style:style>
    <style:style style:name="P187" style:parent-style-name="Heading2" style:family="paragraph">
      <style:text-properties style:font-name="Calibri"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88" style:parent-style-name="DefaultParagraphFont" style:family="text">
      <style:text-properties fo:font-weight="bold" style:font-weight-asian="bold" style:font-weight-complex="bold" fo:font-style="italic" style:font-style-asian="italic" style:font-style-complex="italic"/>
    </style:style>
    <style:style style:name="T189" style:parent-style-name="DefaultParagraphFont" style:family="text">
      <style:text-properties fo:font-weight="bold" style:font-weight-asian="bold" style:font-weight-complex="bold"/>
    </style:style>
    <style:style style:name="T190" style:parent-style-name="DefaultParagraphFont" style:family="text">
      <style:text-properties fo:font-weight="bold" style:font-weight-asian="bold" style:font-weight-complex="bold" fo:font-style="italic" style:font-style-asian="italic" style:font-style-complex="italic"/>
    </style:style>
    <style:style style:name="P191" style:parent-style-name="Normal" style:family="paragraph">
      <style:paragraph-properties fo:margin-left="0.5in">
        <style:tab-stops/>
      </style:paragraph-properties>
    </style:style>
    <style:style style:name="P192" style:parent-style-name="Heading2" style:family="paragraph">
      <style:text-properties fo:font-weight="bold" style:font-weight-asian="bold" style:font-weight-complex="bold" fo:font-style="italic" style:font-style-asian="italic" style:font-style-complex="italic"/>
    </style:style>
    <style:style style:name="P193" style:parent-style-name="Normal" style:family="paragraph">
      <style:paragraph-properties fo:margin-left="0.5in">
        <style:tab-stops/>
      </style:paragraph-properties>
    </style:style>
    <style:style style:name="P194" style:parent-style-name="Normal" style:family="paragraph">
      <style:paragraph-properties fo:margin-left="0.5in">
        <style:tab-stops/>
      </style:paragraph-properties>
    </style:style>
    <style:style style:name="P195" style:parent-style-name="Heading2" style:family="paragraph">
      <style:text-properties fo:font-weight="bold" style:font-weight-asian="bold" style:font-weight-complex="bold" fo:font-style="italic" style:font-style-asian="italic" style:font-style-complex="italic"/>
    </style:style>
    <style:style style:name="P196" style:parent-style-name="Normal" style:family="paragraph">
      <style:paragraph-properties fo:margin-left="0.5in">
        <style:tab-stops/>
      </style:paragraph-properties>
    </style:style>
    <style:style style:name="P197" style:parent-style-name="Normal" style:family="paragraph">
      <style:paragraph-properties fo:margin-left="0.5in">
        <style:tab-stops/>
      </style:paragraph-properties>
    </style:style>
    <style:style style:name="P198" style:parent-style-name="Heading2" style:family="paragraph">
      <style:text-properties fo:font-weight="bold" style:font-weight-asian="bold" style:font-weight-complex="bold" fo:font-style="italic" style:font-style-asian="italic" style:font-style-complex="italic"/>
    </style:style>
    <style:style style:name="P199" style:parent-style-name="Normal" style:family="paragraph">
      <style:paragraph-properties fo:margin-left="0.5in">
        <style:tab-stops/>
      </style:paragraph-properties>
    </style:style>
    <style:style style:name="P200" style:parent-style-name="Normal" style:family="paragraph">
      <style:text-properties fo:color="#000000" fo:font-size="12pt" style:font-size-asian="12pt" style:font-size-complex="12pt"/>
    </style:style>
    <style:style style:name="T201" style:parent-style-name="DefaultParagraphFont" style:family="text">
      <style:text-properties fo:font-weight="bold" style:font-weight-asian="bold" style:font-weight-complex="bold" fo:font-style="italic" style:font-style-asian="italic" style:font-style-complex="italic"/>
    </style:style>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fo:font-weight="bold" style:font-weight-asian="bold" style:font-weight-complex="bold" fo:font-style="italic" style:font-style-asian="italic" style:font-style-complex="italic"/>
    </style:style>
    <style:style style:name="T204" style:parent-style-name="DefaultParagraphFont" style:family="text">
      <style:text-properties fo:font-weight="bold" style:font-weight-asian="bold" style:font-weight-complex="bold" fo:font-style="italic" style:font-style-asian="italic" style:font-style-complex="italic"/>
    </style:style>
    <style:style style:name="T20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06" style:parent-style-name="DefaultParagraphFont" style:family="text">
      <style:text-properties style:font-name="Times New Roman" fo:font-weight="bold" style:font-weight-asian="bold" style:font-weight-complex="bold" fo:font-size="12pt" style:font-size-asian="12pt" style:font-size-complex="12pt"/>
    </style:style>
    <style:style style:name="T207" style:parent-style-name="DefaultParagraphFont" style:family="text">
      <style:text-properties style:font-name="Arial" fo:font-size="12pt" style:font-size-asian="12pt" style:font-size-complex="12pt"/>
    </style:style>
    <style:style style:name="T20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09"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210"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211" style:parent-style-name="DefaultParagraphFont" style:family="text">
      <style:text-properties style:font-name="Times New Roman" fo:font-style="italic" style:font-style-asian="italic" style:font-style-complex="italic"/>
    </style:style>
    <style:style style:name="T21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13"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14" style:parent-style-name="DefaultParagraphFont" style:family="text">
      <style:text-properties style:font-name="Times New Roman" fo:font-weight="bold" style:font-weight-asian="bold" style:font-weight-complex="bold" fo:font-size="12pt" style:font-size-asian="12pt" style:font-size-complex="12pt"/>
    </style:style>
    <style:style style:name="T215" style:parent-style-name="DefaultParagraphFont" style:family="text">
      <style:text-properties style:font-name="Times New Roman" fo:font-weight="bold" style:font-weight-asian="bold" style:font-weight-complex="bold" fo:font-size="12pt" style:font-size-asian="12pt" style:font-size-complex="12pt"/>
    </style:style>
    <style:style style:name="T21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17" style:parent-style-name="ListParagraph" style:family="paragraph"/>
    <style:style style:name="P218" style:parent-style-name="ListParagraph" style:family="paragraph"/>
    <style:style style:name="P219" style:parent-style-name="ListParagraph" style:family="paragraph"/>
    <style:style style:name="P220" style:parent-style-name="ListParagraph" style:family="paragraph"/>
    <style:style style:name="T22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22" style:parent-style-name="docemphstrong" style:family="text">
      <style:text-properties style:font-name-asian="Times New Roman"/>
    </style:style>
    <style:style style:name="P223" style:parent-style-name="ListParagraph" style:family="paragraph"/>
    <style:style style:name="T224" style:parent-style-name="docemphstrong" style:family="text">
      <style:text-properties style:font-name-asian="Times New Roman"/>
    </style:style>
    <style:style style:name="P225" style:parent-style-name="ListParagraph" style:family="paragraph"/>
    <style:style style:name="T226" style:parent-style-name="docemphstrong" style:family="text">
      <style:text-properties style:font-name-asian="Times New Roman"/>
    </style:style>
    <style:style style:name="P227" style:parent-style-name="Normal" style:family="paragraph">
      <style:text-properties fo:font-size="12pt" style:font-size-asian="12pt" style:font-size-complex="12pt"/>
    </style:style>
    <style:style style:name="P228" style:parent-style-name="ListParagraph" style:family="paragraph">
      <style:text-properties fo:font-size="12pt" style:font-size-asian="12pt" style:font-size-complex="12pt"/>
    </style:style>
    <style:style style:name="P229" style:parent-style-name="ListParagraph" style:family="paragraph">
      <style:text-properties fo:font-size="12pt" style:font-size-asian="12pt" style:font-size-complex="12pt"/>
    </style:style>
    <style:style style:name="T23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31" style:parent-style-name="NoSpacing" style:family="paragraph"/>
    <style:style style:name="T232" style:parent-style-name="docemphstrong" style:family="text">
      <style:text-properties style:font-name-asian="Times New Roman"/>
    </style:style>
    <style:style style:name="P233" style:parent-style-name="NoSpacing" style:family="paragraph"/>
    <style:style style:name="T234" style:parent-style-name="docemphstrong" style:family="text">
      <style:text-properties style:font-name-asian="Times New Roman"/>
    </style:style>
    <style:style style:name="T235" style:parent-style-name="docemphstrong" style:family="text">
      <style:text-properties style:font-name-asian="Times New Roman" fo:font-weight="bold" style:font-weight-asian="bold" style:font-weight-complex="bold"/>
    </style:style>
    <style:style style:name="T236" style:parent-style-name="DefaultParagraphFont" style:family="text">
      <style:text-properties fo:font-weight="bold" style:font-weight-asian="bold" style:font-weight-complex="bold"/>
    </style:style>
    <style:style style:name="P237" style:parent-style-name="NoSpacing" style:family="paragraph">
      <style:paragraph-properties fo:margin-left="0.5in">
        <style:tab-stops/>
      </style:paragraph-properties>
    </style:style>
    <style:style style:name="T238" style:parent-style-name="DefaultParagraphFont" style:family="text">
      <style:text-properties fo:font-weight="bold" style:font-weight-asian="bold" style:font-weight-complex="bold" fo:font-style="italic" style:font-style-asian="italic" style:font-style-complex="italic"/>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weight="bold" style:font-weight-asian="bold" style:font-weight-complex="bold" fo:font-style="italic" style:font-style-asian="italic" style:font-style-complex="italic"/>
    </style:style>
    <style:style style:name="T241" style:parent-style-name="DefaultParagraphFont" style:family="text">
      <style:text-properties fo:font-weight="bold" style:font-weight-asian="bold" style:font-weight-complex="bold" fo:font-style="italic" style:font-style-asian="italic" style:font-style-complex="italic"/>
    </style:style>
    <style:style style:name="T24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43" style:parent-style-name="DefaultParagraphFont" style:family="text">
      <style:text-properties style:font-name="Times New Roman" fo:font-weight="bold" style:font-weight-asian="bold" style:font-weight-complex="bold" fo:font-size="12pt" style:font-size-asian="12pt" style:font-size-complex="12pt"/>
    </style:style>
    <style:style style:name="T244" style:parent-style-name="DefaultParagraphFont" style:family="text">
      <style:text-properties style:font-name="Arial" fo:font-size="12pt" style:font-size-asian="12pt" style:font-size-complex="12pt"/>
    </style:style>
    <style:style style:name="T24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46"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247"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248" style:parent-style-name="DefaultParagraphFont" style:family="text">
      <style:text-properties style:font-name="Times New Roman" fo:font-style="italic" style:font-style-asian="italic" style:font-style-complex="italic"/>
    </style:style>
    <style:style style:name="T24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5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51" style:parent-style-name="DefaultParagraphFont" style:family="text">
      <style:text-properties style:font-name="Times New Roman" fo:font-weight="bold" style:font-weight-asian="bold" style:font-weight-complex="bold" fo:font-size="12pt" style:font-size-asian="12pt" style:font-size-complex="12pt"/>
    </style:style>
    <style:style style:name="T25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53"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54" style:parent-style-name="ListParagraph" style:family="paragraph"/>
    <style:style style:name="P255" style:parent-style-name="ListParagraph" style:family="paragraph"/>
    <style:style style:name="P256" style:parent-style-name="ListParagraph" style:family="paragraph"/>
    <style:style style:name="P257" style:parent-style-name="ListParagraph" style:family="paragraph"/>
    <style:style style:name="P258" style:parent-style-name="Normal" style:family="paragraph">
      <style:text-properties fo:font-weight="bold" style:font-weight-asian="bold" style:font-weight-complex="bold"/>
    </style:style>
    <style:style style:name="T259" style:parent-style-name="DefaultParagraphFont" style:family="text">
      <style:text-properties fo:font-weight="bold" style:font-weight-asian="bold" style:font-weight-complex="bold"/>
    </style:style>
    <style:style style:name="P260" style:parent-style-name="ListParagraph" style:family="paragraph">
      <style:paragraph-properties fo:margin-left="1in">
        <style:tab-stops/>
      </style:paragraph-properties>
    </style:style>
    <style:style style:name="T261" style:parent-style-name="DefaultParagraphFont" style:family="text">
      <style:text-properties fo:font-weight="bold" style:font-weight-asian="bold" style:font-weight-complex="bold" fo:font-style="italic" style:font-style-asian="italic" style:font-style-complex="italic"/>
    </style:style>
    <style:style style:name="T262" style:parent-style-name="DefaultParagraphFont" style:family="text">
      <style:text-properties fo:font-weight="bold" style:font-weight-asian="bold" style:font-weight-complex="bold"/>
    </style:style>
    <style:style style:name="T263" style:parent-style-name="DefaultParagraphFont" style:family="text">
      <style:text-properties fo:font-weight="bold" style:font-weight-asian="bold" style:font-weight-complex="bold" fo:font-style="italic" style:font-style-asian="italic" style:font-style-complex="italic"/>
    </style:style>
    <style:style style:name="T26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65" style:parent-style-name="DefaultParagraphFont" style:family="text">
      <style:text-properties style:font-name="Times New Roman" fo:font-weight="bold" style:font-weight-asian="bold" style:font-weight-complex="bold" fo:font-size="12pt" style:font-size-asian="12pt" style:font-size-complex="12pt"/>
    </style:style>
    <style:style style:name="T266" style:parent-style-name="DefaultParagraphFont" style:family="text">
      <style:text-properties style:font-name="Arial" fo:font-size="12pt" style:font-size-asian="12pt" style:font-size-complex="12pt"/>
    </style:style>
    <style:style style:name="T26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68"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269"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270" style:parent-style-name="DefaultParagraphFont" style:family="text">
      <style:text-properties style:font-name="Times New Roman" fo:font-style="italic" style:font-style-asian="italic" style:font-style-complex="italic"/>
    </style:style>
    <style:style style:name="T27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7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73" style:parent-style-name="DefaultParagraphFont" style:family="text">
      <style:text-properties style:font-name="Times New Roman" fo:font-weight="bold" style:font-weight-asian="bold" style:font-weight-complex="bold" fo:font-size="12pt" style:font-size-asian="12pt" style:font-size-complex="12pt"/>
    </style:style>
    <style:style style:name="T27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75" style:parent-style-name="ListParagraph" style:family="paragraph"/>
    <style:style style:name="P276" style:parent-style-name="ListParagraph" style:family="paragraph"/>
    <style:style style:name="P277" style:parent-style-name="ListParagraph" style:family="paragraph"/>
    <style:style style:name="P278" style:parent-style-name="ListParagraph" style:family="paragraph"/>
    <style:style style:name="P279" style:parent-style-name="ListParagraph" style:family="paragraph">
      <style:paragraph-properties fo:margin-left="1in">
        <style:tab-stops/>
      </style:paragraph-properties>
    </style:style>
    <style:style style:name="T28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81" style:parent-style-name="ListParagraph" style:family="paragraph"/>
    <style:style style:name="P282" style:parent-style-name="ListParagraph" style:family="paragraph"/>
    <style:style style:name="P283" style:parent-style-name="ListParagraph" style:family="paragraph"/>
    <style:style style:name="P284" style:parent-style-name="ListParagraph" style:family="paragraph"/>
    <style:style style:name="P285" style:parent-style-name="ListParagraph" style:family="paragraph"/>
    <style:style style:name="P286" style:parent-style-name="Heading2" style:family="paragraph">
      <style:text-properties style:font-name="Calibri"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87" style:parent-style-name="DefaultParagraphFont" style:family="text">
      <style:text-properties fo:font-weight="bold" style:font-weight-asian="bold" style:font-weight-complex="bold" fo:font-style="italic" style:font-style-asian="italic" style:font-style-complex="italic"/>
    </style:style>
    <style:style style:name="T288" style:parent-style-name="DefaultParagraphFont" style:family="text">
      <style:text-properties fo:font-weight="bold" style:font-weight-asian="bold" style:font-weight-complex="bold"/>
    </style:style>
    <style:style style:name="T289" style:parent-style-name="DefaultParagraphFont" style:family="text">
      <style:text-properties fo:font-weight="bold" style:font-weight-asian="bold" style:font-weight-complex="bold" fo:font-style="italic" style:font-style-asian="italic" style:font-style-complex="italic"/>
    </style:style>
    <style:style style:name="T29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91" style:parent-style-name="DefaultParagraphFont" style:family="text">
      <style:text-properties style:font-name="Times New Roman" fo:font-weight="bold" style:font-weight-asian="bold" style:font-weight-complex="bold" fo:font-size="12pt" style:font-size-asian="12pt" style:font-size-complex="12pt"/>
    </style:style>
    <style:style style:name="T292" style:parent-style-name="DefaultParagraphFont" style:family="text">
      <style:text-properties style:font-name="Arial" fo:font-size="12pt" style:font-size-asian="12pt" style:font-size-complex="12pt"/>
    </style:style>
    <style:style style:name="T293"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94"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295"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296" style:parent-style-name="DefaultParagraphFont" style:family="text">
      <style:text-properties style:font-name="Times New Roman" fo:font-style="italic" style:font-style-asian="italic" style:font-style-complex="italic"/>
    </style:style>
    <style:style style:name="T29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9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99" style:parent-style-name="DefaultParagraphFont" style:family="text">
      <style:text-properties style:font-name="Times New Roman" fo:font-weight="bold" style:font-weight-asian="bold" style:font-weight-complex="bold" fo:font-size="12pt" style:font-size-asian="12pt" style:font-size-complex="12pt"/>
    </style:style>
    <style:style style:name="T30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301" style:parent-style-name="ListParagraph" style:family="paragraph"/>
    <style:style style:name="P302" style:parent-style-name="ListParagraph" style:family="paragraph"/>
    <style:style style:name="P303" style:parent-style-name="ListParagraph" style:family="paragraph"/>
    <style:style style:name="P304" style:parent-style-name="ListParagraph" style:family="paragraph"/>
    <style:style style:name="T30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06" style:parent-style-name="docemphstrong" style:family="text">
      <style:text-properties style:font-name-asian="Times New Roman"/>
    </style:style>
    <style:style style:name="P307" style:parent-style-name="ListParagraph" style:family="paragraph"/>
    <style:style style:name="T308" style:parent-style-name="docemphstrong" style:family="text">
      <style:text-properties style:font-name-asian="Times New Roman"/>
    </style:style>
    <style:style style:name="P309" style:parent-style-name="ListParagraph" style:family="paragraph"/>
    <style:style style:name="T310" style:parent-style-name="docemphstrong" style:family="text">
      <style:text-properties style:font-name-asian="Times New Roman"/>
    </style:style>
    <style:style style:name="T311" style:parent-style-name="docemphstrong" style:family="text">
      <style:text-properties style:font-name-asian="Times New Roman"/>
    </style:style>
    <style:style style:name="P312" style:parent-style-name="Normal" style:family="paragraph">
      <style:text-properties fo:font-size="12pt" style:font-size-asian="12pt" style:font-size-complex="12pt"/>
    </style:style>
    <style:style style:name="P313" style:parent-style-name="ListParagraph" style:family="paragraph">
      <style:text-properties fo:font-size="12pt" style:font-size-asian="12pt" style:font-size-complex="12pt"/>
    </style:style>
    <style:style style:name="P314" style:parent-style-name="ListParagraph" style:family="paragraph">
      <style:text-properties fo:font-size="12pt" style:font-size-asian="12pt" style:font-size-complex="12pt"/>
    </style:style>
    <style:style style:name="T31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316" style:parent-style-name="NoSpacing" style:family="paragraph"/>
    <style:style style:name="T317" style:parent-style-name="docemphstrong" style:family="text">
      <style:text-properties style:font-name-asian="Times New Roman"/>
    </style:style>
    <style:style style:name="P318" style:parent-style-name="NoSpacing" style:family="paragraph"/>
    <style:style style:name="T319" style:parent-style-name="docemphstrong" style:family="text">
      <style:text-properties style:font-name-asian="Times New Roman"/>
    </style:style>
    <style:style style:name="T320" style:parent-style-name="docemphstrong" style:family="text">
      <style:text-properties style:font-name-asian="Times New Roman"/>
    </style:style>
    <style:style style:name="P321" style:parent-style-name="NoSpacing" style:family="paragraph">
      <style:paragraph-properties fo:margin-left="0.5in">
        <style:tab-stops/>
      </style:paragraph-properties>
    </style:style>
    <style:style style:name="T322" style:parent-style-name="docemphstrong" style:family="text">
      <style:text-properties style:font-name="Times New Roman" fo:font-weight="bold" style:font-weight-asian="bold" style:font-weight-complex="bold" fo:font-size="12pt" style:font-size-asian="12pt" style:font-size-complex="12pt"/>
    </style:style>
    <style:style style:name="P323" style:parent-style-name="Normal" style:family="paragraph">
      <style:text-properties fo:font-size="12pt" style:font-size-asian="12pt" style:font-size-complex="12pt"/>
    </style:style>
    <style:style style:name="P324" style:parent-style-name="Heading2" style:family="paragraph">
      <style:text-properties fo:font-weight="bold" style:font-weight-asian="bold" style:font-weight-complex="bold" fo:font-style="italic" style:font-style-asian="italic" style:font-style-complex="italic"/>
    </style:style>
    <style:style style:name="T32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26" style:parent-style-name="DefaultParagraphFont" style:family="text">
      <style:text-properties style:font-name="Times New Roman" fo:font-weight="bold" style:font-weight-asian="bold" style:font-weight-complex="bold" fo:font-size="12pt" style:font-size-asian="12pt" style:font-size-complex="12pt"/>
    </style:style>
    <style:style style:name="T327" style:parent-style-name="DefaultParagraphFont" style:family="text">
      <style:text-properties style:font-name-complex="Calibri"/>
    </style:style>
    <style:style style:name="T328" style:parent-style-name="DefaultParagraphFont" style:family="text">
      <style:text-properties style:font-name-complex="Calibri"/>
    </style:style>
    <style:style style:name="T32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30"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331"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332" style:parent-style-name="DefaultParagraphFont" style:family="text">
      <style:text-properties style:font-name-complex="Calibri"/>
    </style:style>
    <style:style style:name="T333" style:parent-style-name="DefaultParagraphFont" style:family="text">
      <style:text-properties style:font-name="Times New Roman" fo:font-style="italic" style:font-style-asian="italic" style:font-style-complex="italic"/>
    </style:style>
    <style:style style:name="T33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3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3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37" style:parent-style-name="DefaultParagraphFont" style:family="text">
      <style:text-properties style:font-name="Times New Roman" fo:font-weight="bold" style:font-weight-asian="bold" style:font-weight-complex="bold" fo:font-size="12pt" style:font-size-asian="12pt" style:font-size-complex="12pt"/>
    </style:style>
    <style:style style:name="T33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339" style:parent-style-name="ListParagraph" style:family="paragraph">
      <style:paragraph-properties style:contextual-spacing="false" fo:text-align="justify" fo:line-height="150%"/>
    </style:style>
    <style:style style:name="T340" style:parent-style-name="DefaultParagraphFont" style:family="text">
      <style:text-properties style:font-name-complex="Calibri"/>
    </style:style>
    <style:style style:name="T341" style:parent-style-name="DefaultParagraphFont" style:family="text">
      <style:text-properties style:font-name-complex="Calibri"/>
    </style:style>
    <style:style style:name="P342" style:parent-style-name="ListParagraph" style:family="paragraph">
      <style:paragraph-properties style:contextual-spacing="false" fo:text-align="justify" fo:line-height="150%"/>
    </style:style>
    <style:style style:name="P343" style:parent-style-name="ListParagraph" style:family="paragraph">
      <style:paragraph-properties style:contextual-spacing="false" fo:text-align="justify" fo:line-height="150%"/>
    </style:style>
    <style:style style:name="T34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45" style:parent-style-name="docemphstrong" style:family="text">
      <style:text-properties style:font-name-asian="Times New Roman"/>
    </style:style>
    <style:style style:name="T346" style:parent-style-name="docemphstrong" style:family="text">
      <style:text-properties style:font-name-asian="Times New Roman"/>
    </style:style>
    <style:style style:name="P347" style:parent-style-name="ListParagraph" style:family="paragraph">
      <style:paragraph-properties style:contextual-spacing="false" fo:text-align="justify" fo:line-height="150%"/>
    </style:style>
    <style:style style:name="T348" style:parent-style-name="docemphstrong" style:family="text">
      <style:text-properties style:font-name-asian="Times New Roman"/>
    </style:style>
    <style:style style:name="P349" style:parent-style-name="ListParagraph" style:family="paragraph">
      <style:paragraph-properties style:contextual-spacing="false" fo:text-align="justify" fo:line-height="150%"/>
    </style:style>
    <style:style style:name="T350" style:parent-style-name="docemphstrong" style:family="text">
      <style:text-properties style:font-name-asian="Times New Roman"/>
    </style:style>
    <style:style style:name="P351" style:parent-style-name="Normal" style:family="paragraph">
      <style:text-properties fo:font-size="12pt" style:font-size-asian="12pt" style:font-size-complex="12pt"/>
    </style:style>
    <style:style style:name="P352" style:parent-style-name="ListParagraph" style:family="paragraph">
      <style:paragraph-properties style:contextual-spacing="false" fo:text-align="justify"/>
      <style:text-properties fo:font-size="12pt" style:font-size-asian="12pt" style:font-size-complex="12pt"/>
    </style:style>
    <style:style style:name="P353" style:parent-style-name="ListParagraph" style:family="paragraph">
      <style:paragraph-properties style:contextual-spacing="false" fo:text-align="justify"/>
      <style:text-properties fo:font-size="12pt" style:font-size-asian="12pt" style:font-size-complex="12pt"/>
    </style:style>
    <style:style style:name="P354" style:parent-style-name="Normal" style:family="paragraph">
      <style:text-properties fo:font-size="12pt" style:font-size-asian="12pt" style:font-size-complex="12pt"/>
    </style:style>
    <style:style style:name="P355" style:parent-style-name="Normal" style:family="paragraph">
      <style:text-properties fo:font-size="12pt" style:font-size-asian="12pt" style:font-size-complex="12pt"/>
    </style:style>
    <style:style style:name="T35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57" style:parent-style-name="docemphstrong" style:family="text">
      <style:text-properties style:font-name-asian="Times New Roman"/>
    </style:style>
    <style:style style:name="T358" style:parent-style-name="docemphstrong" style:family="text">
      <style:text-properties style:font-name-asian="Times New Roman"/>
    </style:style>
    <style:style style:name="P359" style:parent-style-name="NoSpacing" style:family="paragraph">
      <style:paragraph-properties fo:margin-left="0.5in">
        <style:tab-stops/>
      </style:paragraph-properties>
    </style:style>
    <style:style style:name="T360" style:parent-style-name="docemphstrong" style:family="text">
      <style:text-properties style:font-name="Times New Roman" fo:font-weight="bold" style:font-weight-asian="bold" style:font-weight-complex="bold" fo:font-size="12pt" style:font-size-asian="12pt" style:font-size-complex="12pt"/>
    </style:style>
    <style:style style:name="P361" style:parent-style-name="Heading2" style:family="paragraph">
      <style:text-properties fo:font-weight="bold" style:font-weight-asian="bold" style:font-weight-complex="bold" fo:font-style="italic" style:font-style-asian="italic" style:font-style-complex="italic"/>
    </style:style>
    <style:style style:name="T36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63" style:parent-style-name="DefaultParagraphFont" style:family="text">
      <style:text-properties style:font-name="Times New Roman" fo:font-weight="bold" style:font-weight-asian="bold" style:font-weight-complex="bold" fo:font-size="12pt" style:font-size-asian="12pt" style:font-size-complex="12pt"/>
    </style:style>
    <style:style style:name="T364" style:parent-style-name="DefaultParagraphFont" style:family="text">
      <style:text-properties style:font-name-complex="Calibri" fo:font-size="12pt" style:font-size-asian="12pt" style:font-size-complex="12pt"/>
    </style:style>
    <style:style style:name="T36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66" style:parent-style-name="docemphstrong" style:family="text">
      <style:text-properties style:font-name-asian="Times New Roman" style:font-name-complex="Calibri" fo:font-size="12pt" style:font-size-asian="12pt" style:font-size-complex="12pt"/>
    </style:style>
    <style:style style:name="T367"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368" style:parent-style-name="docemphstrong" style:family="text">
      <style:text-properties fo:font-style="italic" style:font-style-asian="italic" style:font-style-complex="italic" fo:font-size="12pt" style:font-size-asian="12pt" style:font-size-complex="12pt"/>
    </style:style>
    <style:style style:name="T369" style:parent-style-name="docemphstrong" style:family="text">
      <style:text-properties style:font-name-asian="Times New Roman" style:font-name-complex="Calibri" fo:font-style="italic" style:font-style-asian="italic" style:font-style-complex="italic" fo:font-size="12pt" style:font-size-asian="12pt" style:font-size-complex="12pt"/>
    </style:style>
    <style:style style:name="T370" style:parent-style-name="docemphstrong" style:family="text">
      <style:text-properties style:font-name-asian="Times New Roman" style:font-name-complex="Calibri" fo:font-style="italic" style:font-style-asian="italic" style:font-style-complex="italic"/>
    </style:style>
    <style:style style:name="T371" style:parent-style-name="docemphstrong" style:family="text">
      <style:text-properties style:font-name-asian="Times New Roman" style:font-name-complex="Calibri"/>
    </style:style>
    <style:style style:name="T372" style:parent-style-name="docemphstrong" style:family="text">
      <style:text-properties fo:font-style="italic" style:font-style-asian="italic" style:font-style-complex="italic" fo:font-size="12pt" style:font-size-asian="12pt" style:font-size-complex="12pt"/>
    </style:style>
    <style:style style:name="T373"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7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75" style:parent-style-name="DefaultParagraphFont" style:family="text">
      <style:text-properties style:font-name="Times New Roman" fo:font-weight="bold" style:font-weight-asian="bold" style:font-weight-complex="bold" fo:font-size="12pt" style:font-size-asian="12pt" style:font-size-complex="12pt"/>
    </style:style>
    <style:style style:name="T37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7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378" style:parent-style-name="ListParagraph" style:family="paragraph">
      <style:paragraph-properties style:contextual-spacing="false" fo:text-align="justify" fo:line-height="150%"/>
    </style:style>
    <style:style style:name="P379" style:parent-style-name="ListParagraph" style:family="paragraph">
      <style:paragraph-properties style:contextual-spacing="false" fo:text-align="justify" fo:line-height="150%"/>
    </style:style>
    <style:style style:name="T380" style:parent-style-name="docemphstrong" style:family="text">
      <style:text-properties style:font-name-asian="Times New Roman" style:font-name-complex="Calibri"/>
    </style:style>
    <style:style style:name="P381" style:parent-style-name="ListParagraph" style:family="paragraph">
      <style:paragraph-properties style:contextual-spacing="false" fo:text-align="justify" fo:line-height="150%"/>
    </style:style>
    <style:style style:name="P382" style:parent-style-name="ListParagraph" style:family="paragraph">
      <style:paragraph-properties style:contextual-spacing="false" fo:text-align="justify" fo:line-height="150%"/>
    </style:style>
    <style:style style:name="T383" style:parent-style-name="docemphstrong" style:family="text">
      <style:text-properties style:font-name="Times New Roman" style:font-name-asian="Times New Roman" fo:font-size="12pt" style:font-size-asian="12pt" style:font-size-complex="12pt"/>
    </style:style>
    <style:style style:name="T38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385" style:parent-style-name="docemphstrong" style:family="text">
      <style:text-properties style:font-name-asian="Times New Roman"/>
    </style:style>
    <style:style style:name="P386" style:parent-style-name="ListParagraph" style:family="paragraph">
      <style:paragraph-properties style:contextual-spacing="false" fo:text-align="justify" fo:line-height="150%"/>
    </style:style>
    <style:style style:name="P387" style:parent-style-name="Normal" style:family="paragraph">
      <style:text-properties fo:font-size="12pt" style:font-size-asian="12pt" style:font-size-complex="12pt"/>
    </style:style>
    <style:style style:name="P388" style:parent-style-name="ListParagraph" style:family="paragraph">
      <style:paragraph-properties style:contextual-spacing="false" fo:text-align="justify"/>
      <style:text-properties fo:font-size="12pt" style:font-size-asian="12pt" style:font-size-complex="12pt"/>
    </style:style>
    <style:style style:name="P389" style:parent-style-name="ListParagraph" style:family="paragraph">
      <style:paragraph-properties style:contextual-spacing="false" fo:text-align="justify"/>
      <style:text-properties fo:font-size="12pt" style:font-size-asian="12pt" style:font-size-complex="12pt"/>
    </style:style>
    <style:style style:name="T39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391" style:parent-style-name="ListParagraph" style:family="paragraph">
      <style:paragraph-properties style:contextual-spacing="false" fo:text-align="justify" fo:line-height="150%"/>
    </style:style>
    <style:style style:name="T392" style:parent-style-name="docemphstrong" style:family="text">
      <style:text-properties style:font-name-asian="Times New Roman"/>
    </style:style>
    <style:style style:name="P393" style:parent-style-name="ListParagraph" style:family="paragraph">
      <style:paragraph-properties style:contextual-spacing="false" fo:text-align="justify" fo:line-height="150%"/>
    </style:style>
    <style:style style:name="T394" style:parent-style-name="docemphstrong" style:family="text">
      <style:text-properties style:font-name-asian="Times New Roman"/>
    </style:style>
    <style:style style:name="T395" style:parent-style-name="docemphstrong" style:family="text">
      <style:text-properties style:font-name-asian="Times New Roman"/>
    </style:style>
    <style:style style:name="P396" style:parent-style-name="NoSpacing" style:family="paragraph">
      <style:paragraph-properties fo:margin-left="0.5in">
        <style:tab-stops/>
      </style:paragraph-properties>
    </style:style>
    <style:style style:name="T397" style:parent-style-name="docemphstrong" style:family="text">
      <style:text-properties style:font-name="Times New Roman" fo:font-weight="bold" style:font-weight-asian="bold" style:font-weight-complex="bold" fo:font-size="12pt" style:font-size-asian="12pt" style:font-size-complex="12pt"/>
    </style:style>
    <style:style style:name="P398" style:parent-style-name="Normal" style:family="paragraph">
      <style:text-properties fo:font-size="12pt" style:font-size-asian="12pt" style:font-size-complex="12pt"/>
    </style:style>
    <style:style style:name="T399" style:parent-style-name="DefaultParagraphFont" style:family="text">
      <style:text-properties fo:font-weight="bold" style:font-weight-asian="bold" style:font-weight-complex="bold" fo:font-style="italic" style:font-style-asian="italic" style:font-style-complex="italic"/>
    </style:style>
    <style:style style:name="T400" style:parent-style-name="DefaultParagraphFont" style:family="text">
      <style:text-properties fo:font-weight="bold" style:font-weight-asian="bold" style:font-weight-complex="bold"/>
    </style:style>
    <style:style style:name="T401" style:parent-style-name="DefaultParagraphFont" style:family="text">
      <style:text-properties fo:font-weight="bold" style:font-weight-asian="bold" style:font-weight-complex="bold" fo:font-style="italic" style:font-style-asian="italic" style:font-style-complex="italic"/>
    </style:style>
    <style:style style:name="T40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403" style:parent-style-name="docemphstrong" style:family="text">
      <style:text-properties style:font-name-asian="Times New Roman" style:font-name-complex="Calibri" fo:font-weight="bold" style:font-weight-asian="bold" style:font-weight-complex="bold" fo:font-size="12pt" style:font-size-asian="12pt" style:font-size-complex="12pt"/>
    </style:style>
    <style:style style:name="T404" style:parent-style-name="docemphstrong" style:family="text">
      <style:text-properties style:font-name-asian="Times New Roman" style:font-name-complex="Calibri" fo:font-size="12pt" style:font-size-asian="12pt" style:font-size-complex="12pt"/>
    </style:style>
    <style:style style:name="T40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406" style:parent-style-name="docemphstrong" style:family="text">
      <style:text-properties style:font-name-asian="Times New Roman" style:font-name-complex="Calibri" fo:font-size="12pt" style:font-size-asian="12pt" style:font-size-complex="12pt"/>
    </style:style>
    <style:style style:name="T407"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408" style:parent-style-name="docemphstrong" style:family="text">
      <style:text-properties fo:font-style="italic" style:font-style-asian="italic" style:font-style-complex="italic" fo:font-size="12pt" style:font-size-asian="12pt" style:font-size-complex="12pt"/>
    </style:style>
    <style:style style:name="T409" style:parent-style-name="docemphstrong" style:family="text">
      <style:text-properties style:font-name-asian="Times New Roman" style:font-name-complex="Calibri" fo:font-style="italic" style:font-style-asian="italic" style:font-style-complex="italic" fo:font-size="12pt" style:font-size-asian="12pt" style:font-size-complex="12pt"/>
    </style:style>
    <style:style style:name="T410" style:parent-style-name="docemphstrong" style:family="text">
      <style:text-properties style:font-name-asian="Times New Roman" style:font-name-complex="Calibri" fo:font-style="italic" style:font-style-asian="italic" style:font-style-complex="italic"/>
    </style:style>
    <style:style style:name="T411" style:parent-style-name="docemphstrong" style:family="text">
      <style:text-properties fo:font-style="italic" style:font-style-asian="italic" style:font-style-complex="italic" fo:font-size="12pt" style:font-size-asian="12pt" style:font-size-complex="12pt"/>
    </style:style>
    <style:style style:name="T41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413" style:parent-style-name="docemphstrong" style:family="text">
      <style:text-properties style:font-name="Calibri Light" style:font-name-asian="Times New Roman" style:font-name-complex="Calibri Light" fo:font-size="12pt" style:font-size-asian="12pt" style:font-size-complex="12pt"/>
    </style:style>
    <style:style style:name="T41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415" style:parent-style-name="DefaultParagraphFont" style:family="text">
      <style:text-properties style:font-name="Times New Roman" fo:font-weight="bold" style:font-weight-asian="bold" style:font-weight-complex="bold" fo:font-size="12pt" style:font-size-asian="12pt" style:font-size-complex="12pt"/>
    </style:style>
    <style:style style:name="T416" style:parent-style-name="DefaultParagraphFont" style:family="text">
      <style:text-properties style:font-name="Times New Roman" fo:font-weight="bold" style:font-weight-asian="bold" style:font-weight-complex="bold" fo:font-size="12pt" style:font-size-asian="12pt" style:font-size-complex="12pt"/>
    </style:style>
    <style:style style:name="T41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418" style:parent-style-name="ListParagraph" style:family="paragraph">
      <style:paragraph-properties style:contextual-spacing="false" fo:text-align="justify" fo:line-height="150%"/>
    </style:style>
    <style:style style:name="P419" style:parent-style-name="ListParagraph" style:family="paragraph">
      <style:paragraph-properties style:contextual-spacing="false" fo:text-align="justify" fo:line-height="150%"/>
    </style:style>
    <style:style style:name="T420" style:parent-style-name="docemphstrong" style:family="text">
      <style:text-properties style:font-name-asian="Times New Roman" style:font-name-complex="Calibri" fo:font-style="italic" style:font-style-asian="italic" style:font-style-complex="italic" fo:font-size="12pt" style:font-size-asian="12pt" style:font-size-complex="12pt"/>
    </style:style>
    <style:style style:name="T421" style:parent-style-name="docemphstrong" style:family="text">
      <style:text-properties fo:font-style="italic" style:font-style-asian="italic" style:font-style-complex="italic" fo:font-size="12pt" style:font-size-asian="12pt" style:font-size-complex="12pt"/>
    </style:style>
    <style:style style:name="T42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423"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424" style:parent-style-name="docemphstrong" style:family="text">
      <style:text-properties style:font-name-asian="Times New Roman"/>
    </style:style>
    <style:style style:name="P425" style:parent-style-name="ListParagraph" style:family="paragraph">
      <style:paragraph-properties style:contextual-spacing="false" fo:text-align="justify" fo:line-height="150%"/>
    </style:style>
    <style:style style:name="T42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427" style:parent-style-name="ListParagraph" style:family="paragraph">
      <style:paragraph-properties style:contextual-spacing="false" fo:text-align="justify" fo:line-height="150%"/>
    </style:style>
    <style:style style:name="T428" style:parent-style-name="docemphstrong" style:family="text">
      <style:text-properties style:font-name-asian="Times New Roman"/>
    </style:style>
    <style:style style:name="T429" style:parent-style-name="docemphstrong" style:family="text">
      <style:text-properties style:font-name-asian="Times New Roman"/>
    </style:style>
    <style:style style:name="P430" style:parent-style-name="ListParagraph" style:family="paragraph">
      <style:paragraph-properties style:contextual-spacing="false" fo:text-align="justify" fo:line-height="150%"/>
    </style:style>
    <style:style style:name="T431" style:parent-style-name="docemphstrong" style:family="text">
      <style:text-properties style:font-name-asian="Times New Roman"/>
    </style:style>
    <style:style style:name="T432" style:parent-style-name="docemphstrong" style:family="text">
      <style:text-properties style:font-name="Times New Roman" fo:font-weight="bold" style:font-weight-asian="bold" style:font-weight-complex="bold" fo:font-size="12pt" style:font-size-asian="12pt" style:font-size-complex="12pt"/>
    </style:style>
    <style:style style:name="P433" style:parent-style-name="Heading2" style:family="paragraph">
      <style:text-properties fo:font-weight="bold" style:font-weight-asian="bold" style:font-weight-complex="bold" fo:font-style="italic" style:font-style-asian="italic" style:font-style-complex="italic"/>
    </style:style>
    <style:style style:name="P434" style:parent-style-name="Heading2" style:family="paragraph">
      <style:text-properties fo:font-weight="bold" style:font-weight-asian="bold" style:font-weight-complex="bold" fo:font-style="italic" style:font-style-asian="italic" style:font-style-complex="italic" fo:background-color="#E9F7F7"/>
    </style:style>
    <style:style style:name="P435" style:parent-style-name="Heading2" style:family="paragraph">
      <style:text-properties fo:font-weight="bold" style:font-weight-asian="bold" style:font-weight-complex="bold" fo:font-style="italic" style:font-style-asian="italic" style:font-style-complex="italic"/>
    </style:style>
    <style:style style:name="P436" style:parent-style-name="Normal" style:family="paragraph">
      <style:text-properties style:font-name="Verdana" fo:font-size="12pt" style:font-size-asian="12pt" style:font-size-complex="12pt"/>
    </style:style>
    <style:style style:name="P437" style:parent-style-name="Normal" style:family="paragraph">
      <style:text-properties style:font-name="Verdana"/>
    </style:style>
    <style:style style:name="P438" style:parent-style-name="ListParagraph" style:family="paragraph">
      <style:paragraph-properties fo:margin-bottom="0in"/>
      <style:text-properties style:font-name="Verdana" fo:hyphenate="true"/>
    </style:style>
    <style:style style:name="P439" style:parent-style-name="ListParagraph" style:family="paragraph">
      <style:paragraph-properties fo:margin-bottom="0in"/>
      <style:text-properties style:font-name="Verdana" fo:hyphenate="true"/>
    </style:style>
    <style:style style:name="P440" style:parent-style-name="ListParagraph" style:family="paragraph">
      <style:paragraph-properties fo:margin-bottom="0in"/>
      <style:text-properties style:font-name="Verdana" fo:hyphenate="true"/>
    </style:style>
    <style:style style:name="P441" style:parent-style-name="ListParagraph" style:family="paragraph">
      <style:paragraph-properties fo:margin-bottom="0in"/>
      <style:text-properties style:font-name="Verdana" fo:hyphenate="true"/>
    </style:style>
    <style:style style:name="P442" style:parent-style-name="ListParagraph" style:family="paragraph">
      <style:paragraph-properties fo:margin-bottom="0in"/>
      <style:text-properties style:font-name="Verdana" fo:hyphenate="true"/>
    </style:style>
    <style:style style:name="P443" style:parent-style-name="ListParagraph" style:family="paragraph">
      <style:paragraph-properties fo:margin-bottom="0in"/>
      <style:text-properties style:font-name="Verdana" fo:hyphenate="true"/>
    </style:style>
    <style:style style:name="P444" style:parent-style-name="ListParagraph" style:family="paragraph">
      <style:paragraph-properties fo:margin-bottom="0in"/>
      <style:text-properties style:font-name="Verdana" fo:hyphenate="true"/>
    </style:style>
    <style:style style:name="P445" style:parent-style-name="ListParagraph" style:family="paragraph">
      <style:paragraph-properties fo:margin-bottom="0in"/>
      <style:text-properties style:font-name="Verdana" fo:hyphenate="true"/>
    </style:style>
    <style:style style:name="T446" style:parent-style-name="DefaultParagraphFont" style:family="text">
      <style:text-properties style:font-name="Verdana"/>
    </style:style>
    <style:style style:name="P447" style:parent-style-name="Heading2" style:family="paragraph">
      <style:text-properties fo:font-weight="bold" style:font-weight-asian="bold" style:font-weight-complex="bold" fo:font-style="italic" style:font-style-asian="italic" style:font-style-complex="italic"/>
    </style:style>
    <style:style style:name="P448" style:parent-style-name="Heading2" style:family="paragraph">
      <style:text-properties fo:font-weight="bold" style:font-weight-asian="bold" style:font-weight-complex="bold" fo:font-style="italic" style:font-style-asian="italic" style:font-style-complex="italic"/>
    </style:style>
    <style:style style:name="P449" style:parent-style-name="Heading2" style:family="paragraph">
      <style:text-properties fo:font-weight="bold" style:font-weight-asian="bold" style:font-weight-complex="bold" fo:font-style="italic" style:font-style-asian="italic" style:font-style-complex="italic"/>
    </style:style>
    <style:style style:name="T450" style:parent-style-name="DefaultParagraphFont" style:family="text">
      <style:text-properties style:font-name-complex="Calibri Light"/>
    </style:style>
    <style:style style:name="T451" style:parent-style-name="DefaultParagraphFont" style:family="text">
      <style:text-properties fo:font-weight="bold" style:font-weight-asian="bold" style:font-weight-complex="bold" fo:font-style="italic" style:font-style-asian="italic" style:font-style-complex="italic"/>
    </style:style>
    <style:style style:name="P452" style:parent-style-name="Normal" style:family="paragraph">
      <style:paragraph-properties>
        <style:tab-stops>
          <style:tab-stop style:type="left" style:position="0.7395in"/>
        </style:tab-stops>
      </style:paragraph-properties>
    </style:style>
    <style:style style:name="P453" style:parent-style-name="Normal" style:family="paragraph">
      <style:text-properties style:font-name="Arial" style:font-name-complex="Arial" fo:font-size="12pt" style:font-size-asian="12pt" style:font-size-complex="12pt"/>
    </style:style>
    <style:style style:name="P454" style:parent-style-name="Normal" style:family="paragraph">
      <style:text-properties style:font-name="Arial" style:font-name-complex="Arial" fo:font-size="12pt" style:font-size-asian="12pt" style:font-size-complex="12pt"/>
    </style:style>
    <style:style style:name="P455" style:parent-style-name="Normal" style:family="paragraph">
      <style:text-properties style:font-name="Arial" style:font-name-complex="Arial" fo:font-size="12pt" style:font-size-asian="12pt" style:font-size-complex="12pt"/>
    </style:style>
    <style:style style:name="P456" style:parent-style-name="Normal" style:family="paragraph">
      <style:text-properties style:font-name="Arial" style:font-name-complex="Arial" fo:font-size="12pt" style:font-size-asian="12pt" style:font-size-complex="12pt"/>
    </style:style>
    <style:style style:name="P457" style:parent-style-name="Heading2" style:family="paragraph">
      <style:text-properties fo:font-weight="bold" style:font-weight-asian="bold" style:font-weight-complex="bold" fo:font-style="italic" style:font-style-asian="italic" style:font-style-complex="italic"/>
    </style:style>
    <style:style style:name="P458" style:parent-style-name="Heading2" style:family="paragraph">
      <style:text-properties fo:font-weight="bold" style:font-weight-asian="bold" style:font-weight-complex="bold" fo:font-style="italic" style:font-style-asian="italic" style:font-style-complex="italic"/>
    </style:style>
    <style:style style:name="P459" style:parent-style-name="Heading2" style:family="paragraph">
      <style:text-properties fo:font-weight="bold" style:font-weight-asian="bold" style:font-weight-complex="bold" fo:font-style="italic" style:font-style-asian="italic" style:font-style-complex="italic"/>
    </style:style>
    <style:style style:name="P460" style:parent-style-name="Heading2" style:family="paragraph">
      <style:text-properties fo:font-weight="bold" style:font-weight-asian="bold" style:font-weight-complex="bold" fo:font-style="italic" style:font-style-asian="italic" style:font-style-complex="italic"/>
    </style:style>
    <style:style style:name="P461" style:parent-style-name="Heading2" style:family="paragraph">
      <style:text-properties fo:font-weight="bold" style:font-weight-asian="bold" style:font-weight-complex="bold" fo:font-style="italic" style:font-style-asian="italic" style:font-style-complex="italic"/>
    </style:style>
    <style:style style:name="T462" style:parent-style-name="DefaultParagraphFont" style:family="text">
      <style:text-properties fo:font-weight="bold" style:font-weight-asian="bold" style:font-weight-complex="bold" fo:font-style="italic" style:font-style-asian="italic" style:font-style-complex="italic"/>
    </style:style>
    <style:style style:name="P463" style:parent-style-name="Heading2" style:family="paragraph">
      <style:text-properties fo:font-weight="bold" style:font-weight-asian="bold" style:font-weight-complex="bold" fo:font-style="italic" style:font-style-asian="italic" style:font-style-complex="italic"/>
    </style:style>
    <style:style style:name="P464" style:parent-style-name="Heading2" style:family="paragraph">
      <style:text-properties fo:font-weight="bold" style:font-weight-asian="bold" style:font-weight-complex="bold" fo:font-style="italic" style:font-style-asian="italic" style:font-style-complex="italic"/>
    </style:style>
    <style:style style:name="T465" style:parent-style-name="DefaultParagraphFont" style:family="text">
      <style:text-properties fo:font-weight="bold" style:font-weight-asian="bold" style:font-weight-complex="bold" fo:font-style="italic" style:font-style-asian="italic" style:font-style-complex="italic"/>
    </style:style>
    <style:style style:name="T466" style:parent-style-name="DefaultParagraphFont" style:family="text">
      <style:text-properties fo:font-weight="bold" style:font-weight-asian="bold" style:font-weight-complex="bold" fo:font-style="italic" style:font-style-asian="italic" style:font-style-complex="italic"/>
    </style:style>
    <style:style style:name="T467" style:parent-style-name="DefaultParagraphFont" style:family="text">
      <style:text-properties fo:font-weight="bold" style:font-weight-asian="bold" style:font-weight-complex="bold" fo:font-style="italic" style:font-style-asian="italic" style:font-style-complex="italic"/>
    </style:style>
    <style:style style:name="P468" style:parent-style-name="Heading2" style:family="paragraph">
      <style:text-properties fo:font-weight="bold" style:font-weight-asian="bold" style:font-weight-complex="bold" fo:font-style="italic" style:font-style-asian="italic" style:font-style-complex="italic"/>
    </style:style>
    <style:style style:name="P469" style:parent-style-name="Heading2" style:family="paragraph">
      <style:text-properties fo:font-weight="bold" style:font-weight-asian="bold" style:font-weight-complex="bold" fo:font-style="italic" style:font-style-asian="italic" style:font-style-complex="italic"/>
    </style:style>
    <style:style style:name="P470" style:parent-style-name="Heading2" style:family="paragraph">
      <style:text-properties fo:font-weight="bold" style:font-weight-asian="bold" style:font-weight-complex="bold" fo:font-style="italic" style:font-style-asian="italic" style:font-style-complex="italic"/>
    </style:style>
    <style:style style:name="P471" style:parent-style-name="Normal" style:family="paragraph">
      <style:paragraph-properties>
        <style:tab-stops>
          <style:tab-stop style:type="left" style:position="1.4166in"/>
        </style:tab-stops>
      </style:paragraph-properties>
    </style:style>
    <style:style style:name="P472" style:parent-style-name="Normal" style:family="paragraph">
      <style:paragraph-properties>
        <style:tab-stops>
          <style:tab-stop style:type="left" style:position="1.4166in"/>
        </style:tab-stops>
      </style:paragraph-properties>
    </style:style>
    <style:style style:name="P473" style:parent-style-name="Normal" style:family="paragraph">
      <style:paragraph-properties>
        <style:tab-stops>
          <style:tab-stop style:type="left" style:position="1.4166in"/>
        </style:tab-stops>
      </style:paragraph-properties>
    </style:style>
    <style:style style:name="P474" style:parent-style-name="Normal" style:family="paragraph">
      <style:paragraph-properties>
        <style:tab-stops>
          <style:tab-stop style:type="left" style:position="1.4166in"/>
        </style:tab-stops>
      </style:paragraph-properties>
    </style:style>
    <style:style style:name="P475" style:parent-style-name="Normal" style:family="paragraph">
      <style:paragraph-properties>
        <style:tab-stops>
          <style:tab-stop style:type="left" style:position="1.4166in"/>
        </style:tab-stops>
      </style:paragraph-properties>
    </style:style>
    <style:style style:name="P476" style:parent-style-name="Normal" style:family="paragraph">
      <style:paragraph-properties>
        <style:tab-stops>
          <style:tab-stop style:type="left" style:position="1.4166in"/>
        </style:tab-stops>
      </style:paragraph-properties>
    </style:style>
    <style:style style:name="P477" style:parent-style-name="Normal" style:family="paragraph">
      <style:paragraph-properties>
        <style:tab-stops>
          <style:tab-stop style:type="left" style:position="1.4166in"/>
        </style:tab-stops>
      </style:paragraph-properties>
    </style:style>
    <style:style style:name="P478" style:parent-style-name="Heading1" style:family="paragraph">
      <style:text-properties fo:font-weight="bold" style:font-weight-asian="bold" style:font-weight-complex="bold" fo:font-style="italic" style:font-style-asian="italic" style:font-style-complex="italic" fo:font-size="14pt" style:font-size-asian="14pt" style:font-size-complex="14pt"/>
    </style:style>
    <style:style style:name="P479" style:parent-style-name="Heading2" style:family="paragraph">
      <style:text-properties fo:font-weight="bold" style:font-weight-asian="bold" style:font-weight-complex="bold" fo:font-style="italic" style:font-style-asian="italic" style:font-style-complex="italic"/>
    </style:style>
    <style:style style:name="P480" style:parent-style-name="Heading2" style:family="paragraph">
      <style:text-properties fo:font-weight="bold" style:font-weight-asian="bold" style:font-weight-complex="bold" fo:font-style="italic" style:font-style-asian="italic" style:font-style-complex="italic"/>
    </style:style>
    <style:style style:family="graphic" style:name="a10" style:parent-style-name="Graphics">
      <style:graphic-properties fo:border="0.01042in none" fo:background-color="transparent" style:wrap="parallel" style:wrap-contour="true" style:wrap-contour-mode="outside" style:horizontal-rel="page-content" style:vertical-rel="paragraph" style:shadow="0.10803in 0.10803in 2pc #333333" style:horizontal-pos="right" style:vertical-pos="from-top"/>
    </style:style>
    <style:style style:family="graphic" style:name="a11" style:parent-style-name="Graphics">
      <style:graphic-properties fo:border="0.01042in none" fo:background-color="transparent" style:shadow="0.10803in 0.10803in 2pc #333333"/>
    </style:style>
    <style:style style:family="graphic" style:name="a12" style:parent-style-name="Graphics">
      <style:graphic-properties fo:border="0.01042in none" fo:background-color="transparent" style:shadow="0.10803in 0.10803in 2pc #333333"/>
    </style:style>
    <style:style style:family="graphic" style:name="a13" style:parent-style-name="Graphics">
      <style:graphic-properties fo:border="0.01042in none" fo:background-color="transparent" style:shadow="0.10803in 0.10803in 2pc #333333"/>
    </style:style>
    <style:style style:family="graphic" style:name="a14" style:parent-style-name="Graphics">
      <style:graphic-properties fo:border="0.01042in none" fo:background-color="transparent" style:wrap="parallel" style:wrap-contour="true" style:wrap-contour-mode="outside" style:horizontal-rel="paragraph" style:vertical-rel="paragraph" style:shadow="0.10803in 0.10803in 2pc #333333" style:horizontal-pos="from-left" style:vertical-pos="from-top"/>
    </style:style>
    <style:style style:family="graphic" style:name="a15" style:parent-style-name="Graphics">
      <style:graphic-properties fo:border="0.01042in none" fo:background-color="transparent" style:wrap="parallel" style:wrap-contour="true" style:wrap-contour-mode="outside" style:horizontal-rel="page-content" style:vertical-rel="paragraph" style:shadow="0.10803in 0.10803in 2pc #333333" style:horizontal-pos="from-left" style:vertical-pos="from-top"/>
    </style:style>
    <style:style style:family="graphic" style:name="a16" style:parent-style-name="Graphics">
      <style:graphic-properties fo:border="0.01042in none" fo:background-color="transparent" style:wrap="parallel" style:wrap-contour="true" style:wrap-contour-mode="outside" style:horizontal-rel="page-content" style:vertical-rel="paragraph" style:shadow="0.10803in 0.10803in 2pc #333333" style:horizontal-pos="from-left" style:vertical-pos="from-top"/>
    </style:style>
    <style:style style:family="graphic" style:name="a17" style:parent-style-name="Graphics">
      <style:graphic-properties fo:border="0.01042in none" fo:background-color="transparent" style:wrap="parallel" style:wrap-contour="true" style:wrap-contour-mode="outside" style:horizontal-rel="page-content" style:vertical-rel="paragraph" style:shadow="0.10803in 0.10803in 2pc #333333" style:horizontal-pos="from-left" style:vertical-pos="from-top"/>
    </style:style>
    <style:style style:family="graphic" style:name="a18" style:parent-style-name="Graphics">
      <style:graphic-properties fo:border="0.01042in none" fo:background-color="transparent" style:wrap="parallel" style:wrap-contour="true" style:wrap-contour-mode="outside" style:horizontal-rel="paragraph" style:vertical-rel="paragraph" style:shadow="0.10803in 0.10803in 2pc #333333" style:horizontal-pos="from-left" style:vertical-pos="from-top"/>
    </style:style>
    <style:style style:family="graphic" style:name="a19" style:parent-style-name="Graphics">
      <style:graphic-properties fo:border="0.01042in none" fo:background-color="transparent" style:wrap="parallel" style:wrap-contour="true" style:wrap-contour-mode="outside" style:horizontal-rel="page-content" style:vertical-rel="paragraph" style:shadow="0.10803in 0.10803in 2pc #333333" style:horizontal-pos="center" style:vertical-pos="from-top"/>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hadow="0.10803in 0.10803in 2pc #333333"/>
    </style:style>
  </office:automatic-styles>
  <office:body>
    <office:text text:use-soft-page-breaks="true">
      <text:p text:style-name="P1"><text:span text:style-name="T2"><text:s text:c="4"/></text:span><text:bookmark-start text:name="_Toc101427037"/><text:span text:style-name="T3"><draw:frame draw:z-index="251659264" draw:style-name="a0" draw:name="Picture 2" text:anchor-type="paragraph" svg:x="-0.46319in" svg:y="-0.24861in" svg:width="0.775in" svg:height="0.87014in" style:rel-width="scale" style:rel-height="scale"><draw:image xlink:href="media/image1.png" xlink:type="simple" xlink:show="embed" xlink:actuate="onLoad"/><svg:title/><svg:desc>logonew</svg:desc></draw:frame></text:span><text:span text:style-name="T4">COMSATS University Islamabad,<text:s/></text:span><text:span text:style-name="T5">Abbottabad Campus</text:span><text:bookmark-end text:name="_Toc101427037"/></text:p>
      <text:p text:style-name="Normal"><text:span text:style-name="T6"><text:s text:c="33"/></text:span><text:span text:style-name="T7"><text:s text:c="5"/>Department of Computer Science</text:span></text:p>
      <text:p text:style-name="P8">Project Proposal</text:p>
      <text:p text:style-name="P9"><text:span text:style-name="T10">Instant Food Delivery</text:span></text:p>
      <text:p text:style-name="P11">CSC392 Object Oriented Software Engineering</text:p>
      <text:p text:style-name="P12"/>
      <text:p text:style-name="P13">Group Member:</text:p>
      <text:p text:style-name="P14">Ahsan Ali<text:s/>(SP20-BSE-060).</text:p>
      <text:p text:style-name="P15">Asher Khan Swati (SP21-BSE-044).Team Leader…</text:p>
      <text:p text:style-name="P16"/>
      <text:p text:style-name="P17"/>
      <text:p text:style-name="P18"/>
      <text:p text:style-name="P19"/>
      <text:p text:style-name="P20"><text:s text:c="6"/></text:p>
      <text:p text:style-name="P21"/>
      <text:p text:style-name="P22"/>
      <text:p text:style-name="P23"/>
      <text:p text:style-name="P24"/>
      <text:p text:style-name="P25"/>
      <text:p text:style-name="P26"/>
      <text:p text:style-name="P27"/>
      <text:p text:style-name="P28"/>
      <text:p text:style-name="P29"/>
      <text:p text:style-name="P30"/>
      <text:p text:style-name="TOCHeading"/>
      <text:p text:style-name="TOCHeading"/>
      <text:p text:style-name="TOCHeading">Table of Contents</text:p>
      <text:p text:style-name="P31"/>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2"><text:a xlink:href="#_Toc119144183" office:target-frame-name="_top" xlink:show="replace"><text:span text:style-name="T33">CHAPTER 1 PROJECT PROPOSAL</text:span><text:tab/>3</text:a></text:p>
          <text:p text:style-name="P34"><text:a xlink:href="#_Toc119144184" office:target-frame-name="_top" xlink:show="replace"><text:span text:style-name="T35">INTRODUCTION:</text:span><text:tab/>3</text:a></text:p>
          <text:p text:style-name="P36"><text:a xlink:href="#_Toc119144185" office:target-frame-name="_top" xlink:show="replace"><text:span text:style-name="T37">Vision and Business Case:</text:span><text:tab/>4</text:a></text:p>
          <text:p text:style-name="P38"><text:a xlink:href="#_Toc119144186" office:target-frame-name="_top" xlink:show="replace"><text:span text:style-name="T39">Use-Case Model</text:span><text:tab/>4</text:a></text:p>
          <text:p text:style-name="P40"><text:a xlink:href="#_Toc119144187" office:target-frame-name="_top" xlink:show="replace"><text:span text:style-name="T41">Supplementary Specification(Asher Khan Swati sp21-bse -044)</text:span><text:tab/>5</text:a></text:p>
          <text:p text:style-name="P42"><text:a xlink:href="#_Toc119144188" office:target-frame-name="_top" xlink:show="replace"><text:span text:style-name="T43">Glossary</text:span><text:tab/>5</text:a></text:p>
          <text:p text:style-name="P44"><text:a xlink:href="#_Toc119144189" office:target-frame-name="_top" xlink:show="replace"><text:span text:style-name="T45">Risk List &amp; Risk Management Plan(Asher Khan Swati sp21-bse -044)</text:span><text:tab/>6</text:a></text:p>
          <text:p text:style-name="P46"><text:a xlink:href="#_Toc119144190" office:target-frame-name="_top" xlink:show="replace"><text:span text:style-name="Hyperlink">Brief level use case:</text:span><text:tab/>7</text:a></text:p>
          <text:p text:style-name="P47"><text:a xlink:href="#_Toc119144191" office:target-frame-name="_top" xlink:show="replace"><text:span text:style-name="Hyperlink">Asher khan swati (SP21-BSE-044)</text:span><text:tab/>7</text:a></text:p>
          <text:p text:style-name="P48"><text:a xlink:href="#_Toc119144192" office:target-frame-name="_top" xlink:show="replace"><text:span text:style-name="T49">Ahsan Ali (SP20</text:span><text:span text:style-name="T50">-BSE-060)</text:span><text:tab/>7</text:a></text:p>
          <text:p text:style-name="P51"><text:a xlink:href="#_Toc119144193" office:target-frame-name="_top" xlink:show="replace"><text:span text:style-name="T52">Use Case:<text:s/></text:span><text:span text:style-name="T53">1</text:span><text:span text:style-name="T54">_ Order</text:span><text:tab/>7</text:a></text:p>
          <text:p text:style-name="P55"><text:a xlink:href="#_Toc119144194" office:target-frame-name="_top" xlink:show="replace"><text:span text:style-name="T56">Use Case: 2_Menu</text:span><text:tab/>7</text:a></text:p>
          <text:p text:style-name="P57"><text:a xlink:href="#_Toc119144195" office:target-frame-name="_top" xlink:show="replace"><text:span text:style-name="T58">Use Case: 3_Payment</text:span><text:tab/>8</text:a></text:p>
          <text:p text:style-name="P59"><text:a xlink:href="#_Toc119144196" office:target-frame-name="_top" xlink:show="replace"><text:span text:style-name="T60">Use Case: 4_Location</text:span><text:tab/>8</text:a></text:p>
          <text:p text:style-name="P61"><text:a xlink:href="#_Toc119144197" office:target-frame-name="_top" xlink:show="replace"><text:span text:style-name="Hyperlink">Fully dressed use case:</text:span><text:tab/>8</text:a></text:p>
          <text:p text:style-name="P62"><text:a xlink:href="#_Toc119144198" office:target-frame-name="_top" xlink:show="replace"><text:span text:style-name="Hyperlink">Asher Khan Swati( Sp21-bse-044)</text:span><text:tab/>8</text:a></text:p>
          <text:p text:style-name="P63"><text:a xlink:href="#_Toc119144199" office:target-frame-name="_top" xlink:show="replace"><text:span text:style-name="T64">Use Case:<text:s/></text:span><text:span text:style-name="T65">2</text:span><text:span text:style-name="T66">_ Login</text:span><text:tab/>8</text:a></text:p>
          <text:p text:style-name="P67"><text:a xlink:href="#_Toc119144200" office:target-frame-name="_top" xlink:show="replace"><text:span text:style-name="T68">Use Case:<text:s/></text:span><text:span text:style-name="T69">3</text:span><text:span text:style-name="T70">_ Register</text:span><text:tab/>9</text:a></text:p>
          <text:p text:style-name="P71"><text:a xlink:href="#_Toc119144201" office:target-frame-name="_top" xlink:show="replace"><text:span text:style-name="T72">Use Case:<text:s/></text:span><text:span text:style-name="T73">4</text:span><text:span text:style-name="T74">_ Search hotel</text:span><text:tab/>10</text:a></text:p>
          <text:p text:style-name="P75"><text:a xlink:href="#_Toc119144202" office:target-frame-name="_top" xlink:show="replace"><text:span text:style-name="Hyperlink">Use Case: 5_ Add Item</text:span><text:tab/>10</text:a></text:p>
          <text:p text:style-name="P76"><text:a xlink:href="#_Toc119144203" office:target-frame-name="_top" xlink:show="replace"><text:span text:style-name="Hyperlink">Use Case: 6_ logout</text:span><text:tab/>11</text:a></text:p>
          <text:p text:style-name="P77"><text:a xlink:href="#_Toc119144204" office:target-frame-name="_top" xlink:show="replace"><text:span text:style-name="T78">Ahsan Ali (SP20-BSE-060)</text:span><text:tab/>11</text:a></text:p>
          <text:p text:style-name="P79"><text:a xlink:href="#_Toc119144205" office:target-frame-name="_top" xlink:show="replace"><text:span text:style-name="T80">Use Case:<text:s/></text:span><text:span text:style-name="T81">1</text:span><text:span text:style-name="T82">_ Order</text:span><text:tab/>11</text:a></text:p>
          <text:p text:style-name="P83"><text:a xlink:href="#_Toc119144206" office:target-frame-name="_top" xlink:show="replace"><text:span text:style-name="T84">Use Case: 2_Menu</text:span><text:tab/>12</text:a></text:p>
          <text:p text:style-name="P85"><text:a xlink:href="#_Toc119144207" office:target-frame-name="_top" xlink:show="replace"><text:span text:style-name="T86">Use Case: 3_Payment</text:span><text:tab/>13</text:a></text:p>
          <text:p text:style-name="P87"><text:a xlink:href="#_Toc119144208" office:target-frame-name="_top" xlink:show="replace"><text:span text:style-name="T88">Use Case:<text:s/></text:span><text:span text:style-name="T89">4</text:span><text:span text:style-name="T90">_ Location</text:span><text:tab/>15</text:a></text:p>
          <text:p text:style-name="P91"><text:a xlink:href="#_Toc119144209" office:target-frame-name="_top" xlink:show="replace"><text:span text:style-name="Hyperlink">Chapter 3 SSDs:</text:span><text:tab/>16</text:a></text:p>
          <text:p text:style-name="P92"><text:a xlink:href="#_Toc119144210" office:target-frame-name="_top" xlink:show="replace"><text:span text:style-name="Hyperlink">Asher Khan Swati (SP21-BSE-044)</text:span><text:tab/>16</text:a></text:p>
          <text:p text:style-name="P93"><text:a xlink:href="#_Toc119144211" office:target-frame-name="_top" xlink:show="replace"><text:span text:style-name="Hyperlink">Add item:</text:span><text:tab/>16</text:a></text:p>
          <text:p text:style-name="P94"><text:a xlink:href="#_Toc119144212" office:target-frame-name="_top" xlink:show="replace"><text:span text:style-name="Hyperlink">Search Hotel:</text:span><text:tab/>17</text:a></text:p>
          <text:p text:style-name="P95"><text:a xlink:href="#_Toc119144213" office:target-frame-name="_top" xlink:show="replace"><text:span text:style-name="Hyperlink">Log In:</text:span><text:tab/>17</text:a></text:p>
          <text:p text:style-name="P96"><text:a xlink:href="#_Toc119144214" office:target-frame-name="_top" xlink:show="replace"><text:span text:style-name="Hyperlink">Log Out:</text:span><text:tab/>18</text:a></text:p>
          <text:p text:style-name="P97"><text:a xlink:href="#_Toc119144215" office:target-frame-name="_top" xlink:show="replace"><text:span text:style-name="Hyperlink">Package Diagram:</text:span><text:tab/>18</text:a></text:p>
        </text:index-body>
      </text:table-of-content>
      <text:p text:style-name="Normal"/>
      <text:p text:style-name="P98"/>
      <text:p text:style-name="P99"/>
      <text:p text:style-name="P100"/>
      <text:p text:style-name="P101"/>
      <text:p text:style-name="P102"/>
      <text:p text:style-name="P103"><text:s text:c="17"/></text:p>
      <text:p text:style-name="P104"/>
      <text:p text:style-name="P105"/>
      <text:p text:style-name="P106"/>
      <text:p text:style-name="P107"/>
      <text:h text:style-name="P108" text:outline-level="2"><text:bookmark-start text:name="_Toc101427096"/><text:bookmark-start text:name="_Toc118412976"/><text:bookmark-start text:name="_Toc118414272"/><text:bookmark-start text:name="_Toc118473988"/><text:bookmark-start text:name="_Toc119144183"/>CHAPTER 1 PROJECT PROPOSAL<text:bookmark-end text:name="_Toc101427096"/><text:bookmark-end text:name="_Toc118412976"/><text:bookmark-end text:name="_Toc118414272"/><text:bookmark-end text:name="_Toc118473988"/><text:bookmark-end text:name="_Toc119144183"/></text:h>
      <text:p text:style-name="P109"/>
      <text:h text:style-name="P110" text:outline-level="2"><text:bookmark-start text:name="_Toc118412977"/><text:bookmark-start text:name="_Toc118414273"/><text:bookmark-start text:name="_Toc118473989"/><text:bookmark-start text:name="_Toc119144184"/>INTRODUCTION:<text:bookmark-end text:name="_Toc118412977"/><text:bookmark-end text:name="_Toc118414273"/><text:bookmark-end text:name="_Toc118473989"/><text:bookmark-end text:name="_Toc119144184"/></text:h>
      <text:p text:style-name="Normal"/>
      <text:p text:style-name="P111">Instant Food Delivery</text:p>
      <text:p text:style-name="P112">0nline food ordering is a process that delivers food or take away, from home chefs, local restaurants and other<text:s/>food co-operatives through a mobile application or through a website. This style of food delivery is gaining popularity with more and more people especially the younger generation turning to mobile food ordering apps, thereby changing the way food is delivered and picked up. Customers prefer using the food ordering app over ordering food online. The apps are geared to search for local restaurants.<text:s/></text:p>
      <text:p text:style-name="P113">Entire menu is displayed on the app and the customer has to choose from the menu with a click of a button. How-ever the app needs to be downloaded by the customers on their cell phones and register themselves on the app by creating their profile which will have their address and payment information.<text:s/></text:p>
      <text:p text:style-name="P114">The payment is normally cashless through a credit or debit card<text:s/>if paid online or in cash against delivery. The number of food delivery mobile app start-ups are growing at a fast<text:s/><text:soft-page-break/>pace and competing with the food delivery section of the restaurant market. The customers are being choosy, given the number of options that<text:s/>are available for them in this segment.</text:p>
      <text:p text:style-name="P115">The food aggregators sign up restaurants to an online food and app platform, so the customers have a wide choice to pick from and the order is then picked and delivered to the restaurant. The delivery is often outsourced for a fee.<text:s/></text:p>
      <text:p text:style-name="P116">The biggest benefits identified by the by the respondents were enhancement in the business, increased customer base and impact of the customer reviews on the business (beneficial if it is positive but may impact adversely if it is negative.</text:p>
      <text:p text:style-name="Normal"><text:span text:style-name="T117">Observations:</text:span><text:span text:style-name="T118"><text:s/></text:span></text:p>
      <text:p text:style-name="P119"><text:span text:style-name="T120">1.</text:span><text:s/>One of the biggest dis advantage of using the app is the inability to return the dish if it is not up to the expectation / not appetizing / spoilt.<text:s/></text:p>
      <text:p text:style-name="P121"><text:span text:style-name="T122">2.</text:span><text:s/>Also with the app, once the order is placed, it cannot be cancelled or revised. This<text:s/>is found challenging.<text:s/></text:p>
      <text:p text:style-name="P123"><text:span text:style-name="T124">3.</text:span><text:s/>Use of technology was the least challenging amongst all the parameters.</text:p>
      <text:p text:style-name="Normal"/>
      <text:h text:style-name="P125" text:outline-level="2"><text:bookmark-start text:name="_Toc101427040"/><text:bookmark-start text:name="_Toc101427098"/><text:bookmark-start text:name="_Toc118412978"/><text:bookmark-start text:name="_Toc118414274"/><text:bookmark-start text:name="_Toc118473990"/><text:bookmark-start text:name="_Toc119144185"/>Vision and Business Case<text:bookmark-end text:name="_Toc101427040"/><text:bookmark-end text:name="_Toc101427098"/>:<text:bookmark-end text:name="_Toc118412978"/><text:bookmark-end text:name="_Toc118414274"/><text:bookmark-end text:name="_Toc118473990"/><text:bookmark-end text:name="_Toc119144185"/></text:h>
      <text:p text:style-name="P126">While new restaurants are coming up and technology being the need of the hour, India is dominating delivery market of the world. Investors realize that food is intrinsically has repeat business value and the There has been a 150% growth in the online food delivery business in the last year. Most of the players attribute this growth to 3 factors: internet penetration, smartphone gaining the status of a necessity in life, and the restaurants being forced to explore delivery options to increase their business in the face of competition. The food delivery business also caters to the customers-expectations – wide choices of restaurants, ease of ordering, convenience of having the food delivered at home and reduced cost.business models are highly scalable and capital efficient.<text:s/></text:p>
      <text:p text:style-name="P127"/>
      <text:h text:style-name="P128" text:outline-level="2"><text:bookmark-start text:name="_Toc118412979"/><text:bookmark-start text:name="_Toc118414275"/><text:bookmark-start text:name="_Toc118473991"/><text:bookmark-start text:name="_Toc119144186"/>Use-Case Model<text:bookmark-end text:name="_Toc118412979"/><text:bookmark-end text:name="_Toc118414275"/><text:bookmark-end text:name="_Toc118473991"/><text:bookmark-end text:name="_Toc119144186"/></text:h>
      <text:p text:style-name="P129">The functional requirements of instant food delivery are:</text:p>
      <text:list text:style-name="LFO1" text:continue-numbering="true">
        <text:list-item>
          <text:p text:style-name="P130">Multi User Account System<text:s/></text:p>
        </text:list-item>
        <text:list-item>
          <text:p text:style-name="P131">Registration.</text:p>
        </text:list-item>
        <text:list-item>
          <text:p text:style-name="P132">Membership.</text:p>
        </text:list-item>
        <text:list-item>
          <text:p text:style-name="P133">Select Items.</text:p>
        </text:list-item>
        <text:list-item>
          <text:p text:style-name="P134">Payment Method.</text:p>
        </text:list-item>
        <text:list-item>
          <text:p text:style-name="P135">Order Confirmation Message.</text:p>
        </text:list-item>
        <text:list-item>
          <text:p text:style-name="P136">Location.</text:p>
        </text:list-item>
        <text:list-item>
          <text:p text:style-name="P137">Search Hotels.</text:p>
        </text:list-item>
        <text:list-item>
          <text:p text:style-name="P138">View Manu.</text:p>
        </text:list-item>
        <text:list-item>
          <text:p text:style-name="P139">Cancel Order.</text:p>
        </text:list-item>
        <text:list-item>
          <text:p text:style-name="P140">Customize options for a selected item.</text:p>
        </text:list-item>
        <text:list-item>
          <text:p text:style-name="P141">Review to their current order.</text:p>
        </text:list-item>
      </text:list>
      <text:p text:style-name="Normal">Project Proposal :<text:s/></text:p>
      <text:soft-page-break/>
      <text:p text:style-name="Normal"><draw:frame draw:style-name="a1" draw:name="Picture 4" text:anchor-type="as-char" svg:x="0in" svg:y="0in" svg:width="6.26806in" svg:height="4.71944in" style:rel-width="scale" style:rel-height="scale"><draw:image xlink:href="media/image2.png" xlink:type="simple" xlink:show="embed" xlink:actuate="onLoad"/><svg:title/><svg:desc>Diagram

Description automatically generated</svg:desc></draw:frame></text:p>
      <text:p text:style-name="P142"/>
      <text:h text:style-name="P143" text:outline-level="2"><text:bookmark-start text:name="_Toc118412980"/><text:bookmark-start text:name="_Toc118414276"/><text:bookmark-start text:name="_Toc118473992"/><text:bookmark-start text:name="_Toc119144187"/>Supplementary<text:s/>Specification(Asher Khan Swati sp21-bse -044)<text:bookmark-end text:name="_Toc118412980"/><text:bookmark-end text:name="_Toc118414276"/><text:bookmark-end text:name="_Toc118473992"/><text:bookmark-end text:name="_Toc119144187"/></text:h>
      <text:p text:style-name="ListParagraph">Non-functional These are some Requirements</text:p>
      <text:list text:style-name="LFO2" text:continue-numbering="true">
        <text:list-item>
          <text:p text:style-name="P144">Maintainability:</text:p>
        </text:list-item>
        <text:list-item>
          <text:p text:style-name="P145">Serviceability</text:p>
        </text:list-item>
        <text:list-item>
          <text:p text:style-name="P146">Environmental</text:p>
        </text:list-item>
        <text:list-item>
          <text:p text:style-name="P147">Data Integrity</text:p>
        </text:list-item>
        <text:list-item>
          <text:p text:style-name="P148">Usability</text:p>
        </text:list-item>
        <text:list-item>
          <text:p text:style-name="P149">Scalability Reliability</text:p>
        </text:list-item>
        <text:list-item>
          <text:p text:style-name="P150">Recoverability</text:p>
        </text:list-item>
        <text:list-item>
          <text:p text:style-name="P151">Interoperability</text:p>
        </text:list-item>
        <text:list-item>
          <text:p text:style-name="P152">Capacity</text:p>
        </text:list-item>
        <text:list-item>
          <text:p text:style-name="P153">Performance</text:p>
        </text:list-item>
        <text:list-item>
          <text:p text:style-name="P154">Security</text:p>
        </text:list-item>
        <text:list-item>
          <text:p text:style-name="P155">Regulatory</text:p>
        </text:list-item>
        <text:list-item>
          <text:p text:style-name="P156">Availability</text:p>
        </text:list-item>
        <text:list-item>
          <text:p text:style-name="P157">Manageability</text:p>
        </text:list-item>
      </text:list>
      <text:p text:style-name="P158"/>
      <text:p text:style-name="P159"/>
      <text:p text:style-name="P160"/>
      <text:h text:style-name="P161" text:outline-level="2"><text:bookmark-start text:name="_Toc118412981"/><text:bookmark-start text:name="_Toc118414277"/><text:bookmark-start text:name="_Toc118473993"/><text:bookmark-start text:name="_Toc119144188"/>Glossary<text:bookmark-end text:name="_Toc118412981"/><text:bookmark-end text:name="_Toc118414277"/><text:bookmark-end text:name="_Toc118473993"/><text:bookmark-end text:name="_Toc119144188"/></text:h>
      <text:p text:style-name="ListParagraph">An application often comparable in functionality to a desktop application. Which is accessed over a network, often view a web browser, rather than hosted on to user’s machine<text:span text:style-name="a">.</text:span></text:p>
      <text:p text:style-name="ListParagraph"/>
      <text:h text:style-name="P162" text:outline-level="2"><text:bookmark-start text:name="_Toc118412982"/><text:bookmark-start text:name="_Toc118414278"/><text:bookmark-start text:name="_Toc118473994"/><text:bookmark-start text:name="_Toc119144189"/>Risk List &amp; Risk Management<text:s/>Plan(Asher Khan Swati sp21-bse -044)<text:bookmark-end text:name="_Toc118412982"/><text:bookmark-end text:name="_Toc118414278"/><text:bookmark-end text:name="_Toc118473994"/><text:bookmark-end text:name="_Toc119144189"/></text:h>
      <text:p text:style-name="ListParagraph"><text:span text:style-name="T163">1. Malware</text:span></text:p>
      <text:p text:style-name="P164">Digital hackers are watching your every move and trick you to download malware and take control of your computer remotely. They use malware to attack computer networks to perpetrate crimes.  Fraudsters use virus, malware, spyware, spams, and phishing to gain access to your sensitive personal information and commit financial crimes. Defend your data against malware through secure servers, whether physical or in cloud, and shield against vulnerabilities.  </text:p>
      <text:p text:style-name="ListParagraph"/>
      <text:p text:style-name="ListParagraph"><text:span text:style-name="T165">2. T</text:span><text:span text:style-name="T166">heft &amp; Loss</text:span></text:p>
      <text:p text:style-name="P167">Unauthorized users without permissions who have access to sensitive data can cause harm to educational institutions as a result of theft. There is a risk of the sensitive academic data will be leaked by staff. It becomes easy to lose your storage media with backup data due to misplacement or theft. When you suffer data loss due to various incidents such as mechanical damage, power failure, software crash, disasters or loss of your laptops and mobile devices, it is another way of inadvertent data<text:s/>exposure. Keep all your data safe and secure using role-based access control to ensure confidentiality and privacy.     <text:s/></text:p>
      <text:p text:style-name="ListParagraph"> </text:p>
      <text:p text:style-name="ListParagraph"><text:span text:style-name="T168">3. Unsafe data</text:span></text:p>
      <text:p text:style-name="P169">If adequate safety precautions are not taken when files and documents are shared in website, smartphones and tablets<text:s/>via internet networks, the information contained on them might gain access to the devices and get exposed to risks. We can make use of cloud deployments to manage the education system better and better.</text:p>
      <text:p text:style-name="ListParagraph"/>
      <text:p text:style-name="ListParagraph"><text:span text:style-name="T170">4. Negligence</text:span></text:p>
      <text:p text:style-name="P171">When data is stored in computers or laptops, it has become so natural that people lose the information when files are accidentally deleted or even it could fall into the wrong hands. Ensure a proper backup strategy to keep your data on important devices and run them smoothly without hassles.</text:p>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h text:style-name="P172" text:outline-level="2"/>
      <text:h text:style-name="Heading1" text:outline-level="1"><text:bookmark-start text:name="_Toc118412983"/><text:bookmark-start text:name="_Toc118414279"/><text:bookmark-start text:name="_Toc118473995"/><text:bookmark-start text:name="_Toc119144190"/>Brief level use case:<text:bookmark-end text:name="_Toc118412983"/><text:bookmark-end text:name="_Toc118414279"/><text:bookmark-end text:name="_Toc118473995"/><text:bookmark-end text:name="_Toc119144190"/></text:h>
      <text:h text:style-name="Heading2" text:outline-level="2"><text:bookmark-start text:name="_Toc118412984"/><text:bookmark-start text:name="_Toc118414280"/><text:bookmark-start text:name="_Toc118473996"/><text:bookmark-start text:name="_Toc119144191"/>Asher khan swati (SP21-BSE-044)<text:bookmark-end text:name="_Toc118412984"/><text:bookmark-end text:name="_Toc118414280"/><text:bookmark-end text:name="_Toc118473996"/><text:bookmark-end text:name="_Toc119144191"/></text:h>
      <text:p text:style-name="P173">Use Case: 5_login (Asher Khan Swati sp21-bse-044)</text:p>
      <text:p text:style-name="P174">When the user interacts with login page and enter his id and password the system identify the id and password and then move to<text:s/>dashboard.</text:p>
      <text:p text:style-name="P175">Use Case 6_Register (Asher Khan Swati sp21-bse-044)</text:p>
      <text:p text:style-name="P176">Users register himself though their email address and create id and password then system<text:s/></text:p>
      <text:p text:style-name="P177">Identify their id and password and then move to dashboard.</text:p>
      <text:p text:style-name="P178">Use case 7: Search Hotel (Asher Khan Swati sp21-bse-044)</text:p>
      <text:p text:style-name="P179">After registration and login, the user search hotel near him and select item and make order.</text:p>
      <text:p text:style-name="P180"/>
      <text:p text:style-name="P181"/>
      <text:p text:style-name="Normal"><text:span text:style-name="T182">Use Case 8: Add Item (Asher Khan Swati)</text:span></text:p>
      <text:p text:style-name="P183">When User select item if he wants to add another item then user add his item in the cart and make order.</text:p>
      <text:p text:style-name="P184">Use<text:s/>Case 9: Logout (Asher Khan Swati)</text:p>
      <text:p text:style-name="P185">After the completion of order and payment the user logout the system.</text:p>
      <text:p text:style-name="P186"/>
      <text:p text:style-name="Normal"/>
      <text:p text:style-name="Normal"/>
      <text:p text:style-name="Normal"/>
      <text:h text:style-name="P187" text:outline-level="2"><text:bookmark-start text:name="_Toc118412985"/><text:bookmark-start text:name="_Toc118414281"/><text:bookmark-start text:name="_Toc118473997"/><text:bookmark-start text:name="_Toc119144192"/>Ahsan Ali (SP20-BSE-060)<text:bookmark-end text:name="_Toc118412985"/><text:bookmark-end text:name="_Toc118414281"/><text:bookmark-end text:name="_Toc118473997"/><text:bookmark-end text:name="_Toc119144192"/></text:h>
      <text:h text:style-name="Heading2" text:outline-level="2"><text:bookmark-start text:name="_Toc118412986"/><text:bookmark-start text:name="_Toc118414282"/><text:bookmark-start text:name="_Toc118473998"/><text:bookmark-start text:name="_Toc119144193"/><text:span text:style-name="T188">Use Case:<text:s/></text:span><text:span text:style-name="T189">1</text:span><text:span text:style-name="T190">_ Order</text:span><text:bookmark-end text:name="_Toc118412986"/><text:bookmark-end text:name="_Toc118414282"/><text:bookmark-end text:name="_Toc118473998"/><text:bookmark-end text:name="_Toc119144193"/></text:h>
      <text:p text:style-name="P191">User interaction<text:alphabetical-index-mark text:string-value="User interaction"/><text:s/>with the order retrieval will be very simple. The application will automatically fetch new orders from the database<text:alphabetical-index-mark text:string-value="database"/><text:s/>at regular intervals and display the order numbers, along with delivery time, in a panel on the left-hand side of the application. To view the details of an order, the user must simply click on that order number, which will populate the right-hand panel with the details, displayed in an easy to read and navigate tree structure. This structure can intuitively be expanded and collapsed to display only the desired information. Finally, once and order is processed, the user clicks a single button, labelled “Processed”, to remove it from the list of active orders.</text:p>
      <text:p text:style-name="ListParagraph"/>
      <text:h text:style-name="P192" text:outline-level="2"><text:bookmark-start text:name="_Toc118412987"/><text:bookmark-start text:name="_Toc118414283"/><text:bookmark-start text:name="_Toc118473999"/><text:bookmark-start text:name="_Toc119144194"/>Use Case: 2_Menu<text:bookmark-end text:name="_Toc118412987"/><text:bookmark-end text:name="_Toc118414283"/><text:bookmark-end text:name="_Toc118473999"/><text:bookmark-end text:name="_Toc119144194"/></text:h>
      <text:p text:style-name="P193">User interaction<text:alphabetical-index-mark text:string-value="User interaction"/><text:s/>with the menu management<text:alphabetical-index-mark text:string-value="menu management"/><text:s/>system is similar to that<text:s/>with the web ordering system<text:alphabetical-index-mark text:string-value="web ordering system"/>. Users navigate a tree structure to find the vendor, category, or specific food item<text:s/><text:soft-page-break/>that they would like to modify and after making their selection they are presented with a form which displays all of<text:s/>the current fields and values associated with that item, all of which can be modified or removed.</text:p>
      <text:p text:style-name="P194"/>
      <text:h text:style-name="P195" text:outline-level="2"><text:bookmark-start text:name="_Toc118412988"/><text:bookmark-start text:name="_Toc118414284"/><text:bookmark-start text:name="_Toc118474000"/><text:bookmark-start text:name="_Toc119144195"/>Use Case: 3_Payment<text:bookmark-end text:name="_Toc118412988"/><text:bookmark-end text:name="_Toc118414284"/><text:bookmark-end text:name="_Toc118474000"/><text:bookmark-end text:name="_Toc119144195"/></text:h>
      <text:p text:style-name="P196">The user can pay the payment of his/her order on different ways e.g. (Jazz-Cash, Banking App, Cash, Easy-paisa) by using this<text:s/>application.<text:s/></text:p>
      <text:p text:style-name="P197"/>
      <text:h text:style-name="P198" text:outline-level="2"><text:bookmark-start text:name="_Toc118412989"/><text:bookmark-start text:name="_Toc118414285"/><text:bookmark-start text:name="_Toc118474001"/><text:bookmark-start text:name="_Toc119144196"/>Use Case: 4_Location<text:bookmark-end text:name="_Toc118412989"/><text:bookmark-end text:name="_Toc118414285"/><text:bookmark-end text:name="_Toc118474001"/><text:bookmark-end text:name="_Toc119144196"/></text:h>
      <text:p text:style-name="P199">The user can add the location this application. This app provides the functionality to build a bridge between the admin and the delivery boy. Through this Delivery boy app, the admin can manage the orders and assign them<text:s/>to the respective delivery.</text:p>
      <text:p text:style-name="P200"/>
      <text:h text:style-name="Heading1" text:outline-level="1"><text:bookmark-start text:name="_Toc118412990"/><text:bookmark-start text:name="_Toc118414286"/><text:bookmark-start text:name="_Toc118474002"/><text:bookmark-start text:name="_Toc119144197"/>Fully dressed use case:<text:bookmark-end text:name="_Toc118412990"/><text:bookmark-end text:name="_Toc118414286"/><text:bookmark-end text:name="_Toc118474002"/><text:bookmark-end text:name="_Toc119144197"/></text:h>
      <text:h text:style-name="Heading2" text:outline-level="2"><text:bookmark-start text:name="_Toc118412991"/><text:bookmark-start text:name="_Toc118414287"/><text:bookmark-start text:name="_Toc118474003"/><text:bookmark-start text:name="_Toc119144198"/>Asher Khan Swati( Sp21-bse-044)<text:bookmark-end text:name="_Toc118412991"/><text:bookmark-end text:name="_Toc118414287"/><text:bookmark-end text:name="_Toc118474003"/><text:bookmark-end text:name="_Toc119144198"/></text:h>
      <text:h text:style-name="Heading2" text:outline-level="2"><text:bookmark-start text:name="_Toc118412992"/><text:bookmark-start text:name="_Toc118414288"/><text:bookmark-start text:name="_Toc118474004"/><text:bookmark-start text:name="_Toc119144199"/><text:span text:style-name="T201">Use Case:<text:s/></text:span><text:span text:style-name="T202">2</text:span><text:span text:style-name="T203">_ Login</text:span><text:bookmark-end text:name="_Toc118412992"/><text:bookmark-end text:name="_Toc118414288"/><text:bookmark-end text:name="_Toc118474004"/><text:bookmark-end text:name="_Toc119144199"/><text:span text:style-name="T204"><text:s/></text:span></text:h>
      <text:p text:style-name="Normal"><text:span text:style-name="T205">scope</text:span><text:span text:style-name="T206">:</text:span><text:span text:style-name="T207"><text:s/></text:span>customer login</text:p>
      <text:p text:style-name="Normal"><text:span text:style-name="T208">primary Actors</text:span>: customer, admin.</text:p>
      <text:p text:style-name="Normal"><text:span text:style-name="T209">Stake holder and interest:</text:span></text:p>
      <text:p text:style-name="Normal"><text:span text:style-name="T210">(Customer)</text:span><text:s/>Customers prefer using the food ordering app over ordering food online.</text:p>
      <text:p text:style-name="Normal">In this system customer can login the food easily at any time.</text:p>
      <text:p text:style-name="Normal"><text:span text:style-name="T211">(Admin)<text:s/></text:span>Admin manage the whole application and also see the registeration of the customers.</text:p>
      <text:p text:style-name="Normal"><text:span text:style-name="T212">Preconditions:</text:span><text:s/>Customer can login through this application.</text:p>
      <text:p text:style-name="Normal"><text:span text:style-name="T213">Success guarantee</text:span><text:span text:style-name="T214"><text:s/>(or Post</text:span><text:span text:style-name="T215">conditions):<text:s/></text:span>Customer can order the food easily at any time.</text:p>
      <text:p text:style-name="Normal"><text:span text:style-name="T216">Main success scenario or Basic flow:</text:span></text:p>
      <text:list text:style-name="LFO3" text:continue-numbering="true">
        <text:list-item>
          <text:p text:style-name="P217">Customer can login through this application.</text:p>
        </text:list-item>
        <text:list-item>
          <text:p text:style-name="P218">Admin manage the whole application</text:p>
        </text:list-item>
        <text:list-item>
          <text:p text:style-name="P219">Customer can order the food easily at any time.</text:p>
        </text:list-item>
        <text:list-item>
          <text:p text:style-name="P220">Admin also see the order of<text:s/>the customers.</text:p>
        </text:list-item>
      </text:list>
      <text:p text:style-name="Normal"><text:span text:style-name="T221">Extension or alternative flows:</text:span></text:p>
      <text:p text:style-name="Normal"><text:span text:style-name="T222">If any time network can’t be working properly</text:span></text:p>
      <text:list text:style-name="LFO4" text:continue-numbering="true">
        <text:list-item>
          <text:p text:style-name="P223"><text:span text:style-name="T224">During the login, network can be working.</text:span></text:p>
        </text:list-item>
        <text:list-item>
          <text:p text:style-name="P225"><text:span text:style-name="T226">Customer can phone call to the admin.</text:span></text:p>
        </text:list-item>
      </text:list>
      <text:p text:style-name="P227">If system does not recover:</text:p>
      <text:list text:style-name="LFO5" text:continue-numbering="true">
        <text:list-item>
          <text:p text:style-name="P228">The user will suspend the operation and the<text:s/>system will show an error message.<text:s/></text:p>
        </text:list-item>
        <text:list-item>
          <text:p text:style-name="P229">The user starts a new operation and continue to his work.<text:s/></text:p>
        </text:list-item>
      </text:list>
      <text:p text:style-name="NoSpacing"/>
      <text:p text:style-name="NoSpacing"><text:span text:style-name="T230">Special requirements:</text:span></text:p>
      <text:list text:style-name="LFO6" text:continue-numbering="true">
        <text:list-item>
          <text:p text:style-name="P231"><text:span text:style-name="T232">The user can login the food by using this application.</text:span></text:p>
        </text:list-item>
        <text:list-item>
          <text:p text:style-name="P233"><text:span text:style-name="T234">The application should connect to the admin.</text:span></text:p>
        </text:list-item>
      </text:list>
      <text:p text:style-name="NoSpacing"><text:span text:style-name="T235">Screen shot:</text:span></text:p>
      <text:p text:style-name="NoSpacing"><text:span text:style-name="T236"><draw:frame draw:style-name="a2" draw:name="Picture 2" text:anchor-type="as-char" svg:x="0in" svg:y="0in" svg:width="4.58333in" svg:height="1.97917in" style:rel-width="scale" style:rel-height="scale"><draw:image xlink:href="media/image3.png" xlink:type="simple" xlink:show="embed" xlink:actuate="onLoad"/><svg:title/><svg:desc/></draw:frame></text:span></text:p>
      <text:p text:style-name="P237"/>
      <text:h text:style-name="Heading2" text:outline-level="2"><text:bookmark-start text:name="_Toc118412993"/><text:bookmark-start text:name="_Toc118414289"/><text:bookmark-start text:name="_Toc118474005"/><text:bookmark-start text:name="_Toc119144200"/><text:span text:style-name="T238">Use Case:<text:s/></text:span><text:span text:style-name="T239">3</text:span><text:span text:style-name="T240">_ Register</text:span><text:bookmark-end text:name="_Toc118412993"/><text:bookmark-end text:name="_Toc118414289"/><text:bookmark-end text:name="_Toc118474005"/><text:bookmark-end text:name="_Toc119144200"/><text:span text:style-name="T241"><text:s/></text:span></text:h>
      <text:p text:style-name="Normal"><text:span text:style-name="T242">scope</text:span><text:span text:style-name="T243">:</text:span><text:span text:style-name="T244"><text:s/></text:span>customer register</text:p>
      <text:p text:style-name="Normal"><text:span text:style-name="T245">primary Actors</text:span>: customer, admin.</text:p>
      <text:p text:style-name="Normal"><text:span text:style-name="T246">Stake holder and interest:</text:span></text:p>
      <text:p text:style-name="Normal"><text:span text:style-name="T247">(Customer)</text:span><text:s/>Customers prefer using the food ordering app over ordering food online.</text:p>
      <text:p text:style-name="Normal">In this system customer can login the food easily at any time.</text:p>
      <text:p text:style-name="Normal"><text:span text:style-name="T248">(Admin)<text:s/></text:span>Admin<text:s/>manage the whole application and also see the registeration of the customers.</text:p>
      <text:p text:style-name="Normal"><text:span text:style-name="T249">Preconditions:</text:span><text:s/>Customer can register <text:s/>through this application.</text:p>
      <text:p text:style-name="Normal"><text:span text:style-name="T250">Success guarantee</text:span><text:span text:style-name="T251"><text:s/>(or Postconditions):<text:s/></text:span>Customer can order the food easily at any time.</text:p>
      <text:p text:style-name="Normal"><text:span text:style-name="T252">Main success scenario or Ba</text:span><text:span text:style-name="T253">sic flow:</text:span></text:p>
      <text:list text:style-name="LFO3" text:continue-numbering="true">
        <text:list-item>
          <text:p text:style-name="P254">Customer can register through this application.</text:p>
        </text:list-item>
        <text:list-item>
          <text:p text:style-name="P255">Admin manage the whole application</text:p>
        </text:list-item>
        <text:list-item>
          <text:p text:style-name="P256">Customer can order the food easily at any time.</text:p>
        </text:list-item>
        <text:list-item>
          <text:p text:style-name="P257">Admin also see the order of the customers.</text:p>
        </text:list-item>
      </text:list>
      <text:p text:style-name="P258">Screen shot:</text:p>
      <text:soft-page-break/>
      <text:p text:style-name="Normal"><text:span text:style-name="T259"><draw:frame draw:style-name="a3" draw:name="Picture 3" text:anchor-type="as-char" svg:x="0in" svg:y="0in" svg:width="4.38603in" svg:height="3.41714in" style:rel-width="scale" style:rel-height="scale"><draw:image xlink:href="media/image4.png" xlink:type="simple" xlink:show="embed" xlink:actuate="onLoad"/><svg:title/><svg:desc/></draw:frame></text:span></text:p>
      <text:p text:style-name="P260"/>
      <text:h text:style-name="Heading2" text:outline-level="2"><text:bookmark-start text:name="_Toc118412994"/><text:bookmark-start text:name="_Toc118414290"/><text:bookmark-start text:name="_Toc118474006"/><text:bookmark-start text:name="_Toc119144201"/><text:span text:style-name="T261">Use Case:<text:s/></text:span><text:span text:style-name="T262">4</text:span><text:span text:style-name="T263">_ Search hotel</text:span><text:bookmark-end text:name="_Toc118412994"/><text:bookmark-end text:name="_Toc118414290"/><text:bookmark-end text:name="_Toc118474006"/><text:bookmark-end text:name="_Toc119144201"/></text:h>
      <text:p text:style-name="Normal"><text:span text:style-name="T264">scope</text:span><text:span text:style-name="T265">:</text:span><text:span text:style-name="T266"><text:s/></text:span>Search hotel</text:p>
      <text:p text:style-name="Normal"><text:span text:style-name="T267">primary Actors</text:span>: customer, admin.</text:p>
      <text:p text:style-name="Normal"><text:span text:style-name="T268">Stake holder and interest:</text:span></text:p>
      <text:p text:style-name="Normal"><text:span text:style-name="T269">(Customer)</text:span><text:s/>Customers prefer using the food ordering app over ordering food online.</text:p>
      <text:p text:style-name="Normal">In this system customer can search hotel the food easily at any time.</text:p>
      <text:p text:style-name="Normal"><text:span text:style-name="T270">(Admin)<text:s/></text:span>Admin manage the whole application<text:s/>and also see the registeration of the customers.</text:p>
      <text:p text:style-name="Normal"><text:span text:style-name="T271">Preconditions:</text:span><text:s/>Customer can search hotel <text:s/>through this application.</text:p>
      <text:p text:style-name="Normal"><text:span text:style-name="T272">Success guarantee</text:span><text:span text:style-name="T273"><text:s/>(or Postconditions):<text:s/></text:span>Customer can order the food easily at any time.</text:p>
      <text:p text:style-name="Normal"><text:span text:style-name="T274">Main success scenario or Basic flow:</text:span></text:p>
      <text:list text:style-name="LFO3" text:continue-numbering="true">
        <text:list-item>
          <text:p text:style-name="P275">Customer can register through this application.</text:p>
        </text:list-item>
        <text:list-item>
          <text:p text:style-name="P276">Admin manage the whole application</text:p>
        </text:list-item>
        <text:list-item>
          <text:p text:style-name="P277">Customer can order the food easily at any time.</text:p>
        </text:list-item>
        <text:list-item>
          <text:p text:style-name="P278">Admin also see the order of the customers.</text:p>
        </text:list-item>
      </text:list>
      <text:p text:style-name="P279"/>
      <text:h text:style-name="Heading2" text:outline-level="2"><text:bookmark-start text:name="_Toc118412995"/><text:bookmark-start text:name="_Toc118414291"/><text:bookmark-start text:name="_Toc118474007"/><text:bookmark-start text:name="_Toc119144202"/>Use Case: 5_ Add Item<text:bookmark-end text:name="_Toc118412995"/><text:bookmark-end text:name="_Toc118414291"/><text:bookmark-end text:name="_Toc118474007"/><text:bookmark-end text:name="_Toc119144202"/></text:h>
      <text:p text:style-name="Normal">scope: Add item</text:p>
      <text:p text:style-name="Normal">primary Actors: customer, admin.</text:p>
      <text:p text:style-name="Normal">Stake holder and interest:</text:p>
      <text:p text:style-name="Normal">(Customer) Customers prefer using the food ordering app over ordering food online.</text:p>
      <text:p text:style-name="Normal">In this system customer can search hotel the food easily at any time.</text:p>
      <text:soft-page-break/>
      <text:p text:style-name="Normal">(Admin) Admin manage the whole application and also see the registeration of the customers.</text:p>
      <text:p text:style-name="Normal">Preconditions: Customer can add item in their menu <text:s/>through this application.</text:p>
      <text:p text:style-name="Normal">Success guarantee (or Postconditions): Customer can add item the food easily at any time.</text:p>
      <text:p text:style-name="Normal"><text:span text:style-name="T280">Main success scenario or Basic flow:</text:span></text:p>
      <text:list text:style-name="LFO3" text:continue-numbering="true">
        <text:list-item>
          <text:p text:style-name="P281">Customer can register through this<text:s/>application.</text:p>
        </text:list-item>
        <text:list-item>
          <text:p text:style-name="P282">Admin manage the whole application</text:p>
        </text:list-item>
        <text:list-item>
          <text:p text:style-name="P283">Customer can order the food easily at any time.</text:p>
        </text:list-item>
        <text:list-item>
          <text:p text:style-name="P284">Admin also see the order of the customers.</text:p>
        </text:list-item>
      </text:list>
      <text:h text:style-name="Heading2" text:outline-level="2"><text:bookmark-start text:name="_Toc118412996"/><text:bookmark-start text:name="_Toc118414292"/><text:bookmark-start text:name="_Toc118474008"/><text:bookmark-start text:name="_Toc119144203"/>Use Case: 6_ logout<text:bookmark-end text:name="_Toc118412996"/><text:bookmark-end text:name="_Toc118414292"/><text:bookmark-end text:name="_Toc118474008"/><text:bookmark-end text:name="_Toc119144203"/></text:h>
      <text:p text:style-name="Normal">scope: log out</text:p>
      <text:p text:style-name="Normal">primary Actors: customer, admin.</text:p>
      <text:p text:style-name="Normal">Stake holder and interest:</text:p>
      <text:p text:style-name="Normal">(Customer) Customers prefer using the food ordering app over ordering food online.</text:p>
      <text:p text:style-name="Normal">In this system customer can search hotel the food easily at any time.</text:p>
      <text:p text:style-name="Normal">(Admin) Admin manage the whole application and also see the registeration of the customers.</text:p>
      <text:p text:style-name="Normal">Preconditions: Customer can log out through this application.</text:p>
      <text:p text:style-name="Normal">Success guarantee (or Postconditions): Customer can log out easily at any <text:s/>time.</text:p>
      <text:list text:style-name="LFO3" text:continue-numbering="true">
        <text:list-item>
          <text:p text:style-name="P285"/>
        </text:list-item>
      </text:list>
      <text:p text:style-name="Normal"/>
      <text:h text:style-name="P286" text:outline-level="2"><text:bookmark-start text:name="_Toc118412997"/><text:bookmark-start text:name="_Toc118414293"/><text:bookmark-start text:name="_Toc118474009"/><text:bookmark-start text:name="_Toc119144204"/>Ahsan Ali (SP20-BSE-060)<text:bookmark-end text:name="_Toc118412997"/><text:bookmark-end text:name="_Toc118414293"/><text:bookmark-end text:name="_Toc118474009"/><text:bookmark-end text:name="_Toc119144204"/></text:h>
      <text:h text:style-name="Heading2" text:outline-level="2"><text:bookmark-start text:name="_Toc118412998"/><text:bookmark-start text:name="_Toc118414294"/><text:bookmark-start text:name="_Toc118474010"/><text:bookmark-start text:name="_Toc119144205"/><text:span text:style-name="T287">Use Case:<text:s/></text:span><text:span text:style-name="T288">1</text:span><text:span text:style-name="T289">_ Order</text:span><text:bookmark-end text:name="_Toc118412998"/><text:bookmark-end text:name="_Toc118414294"/><text:bookmark-end text:name="_Toc118474010"/><text:bookmark-end text:name="_Toc119144205"/></text:h>
      <text:p text:style-name="Normal"><text:span text:style-name="T290">scope</text:span><text:span text:style-name="T291">:</text:span><text:span text:style-name="T292"><text:s/></text:span>customer order</text:p>
      <text:p text:style-name="Normal"><text:span text:style-name="T293">primary Actors</text:span>: customer, admin.</text:p>
      <text:p text:style-name="Normal"><text:span text:style-name="T294">Stake holder and interest:</text:span></text:p>
      <text:p text:style-name="Normal"><text:span text:style-name="T295">(Customer)</text:span><text:s/>Customers prefer using the food ordering app over ordering food online.</text:p>
      <text:p text:style-name="Normal">In this system customer can order the food easily at any time.</text:p>
      <text:p text:style-name="Normal"><text:span text:style-name="T296">(Admin)<text:s/></text:span>Admin manage the whole application and also see the order of the customers.</text:p>
      <text:p text:style-name="Normal"><text:span text:style-name="T297">Preconditions:</text:span><text:s/>Customer can order through this application.</text:p>
      <text:p text:style-name="Normal"><text:span text:style-name="T298">Success guarantee</text:span><text:span text:style-name="T299"><text:s/>(or Postconditions):<text:s/></text:span>Customer can order the food easily at any time.</text:p>
      <text:p text:style-name="Normal"><text:span text:style-name="T300">Main success scenario or Basic flow:</text:span></text:p>
      <text:list text:style-name="LFO3" text:continue-numbering="true">
        <text:list-item>
          <text:p text:style-name="P301">Customer can order through this application.</text:p>
        </text:list-item>
        <text:list-item>
          <text:p text:style-name="P302">Admin manage the whole application</text:p>
        </text:list-item>
        <text:list-item>
          <text:p text:style-name="P303">Customer can<text:s/>order the food easily at any time.</text:p>
        </text:list-item>
        <text:list-item>
          <text:p text:style-name="P304">Admin also see the order of the customers.</text:p>
        </text:list-item>
      </text:list>
      <text:p text:style-name="Normal"><text:bookmark-start text:name="_Hlk116254668"/><text:span text:style-name="T305">Extension or alternative flows:</text:span></text:p>
      <text:soft-page-break/>
      <text:p text:style-name="Normal"><text:span text:style-name="T306">If any time network can’t be working properly</text:span></text:p>
      <text:list text:style-name="LFO4" text:continue-numbering="true">
        <text:list-item>
          <text:p text:style-name="P307"><text:span text:style-name="T308">During the order, network cannot be working.</text:span></text:p>
        </text:list-item>
        <text:list-item>
          <text:p text:style-name="P309"><text:span text:style-name="T310">Customer can phone call</text:span><text:bookmark-end text:name="_Hlk116254668"/><text:span text:style-name="T311"><text:s/>to the admin.</text:span></text:p>
        </text:list-item>
      </text:list>
      <text:p text:style-name="P312">If system does not recover:</text:p>
      <text:list text:style-name="LFO5" text:continue-numbering="true">
        <text:list-item>
          <text:p text:style-name="P313">The user will suspend the operation and the system will show an error message.<text:s/></text:p>
        </text:list-item>
        <text:list-item>
          <text:p text:style-name="P314">The user starts a new operation and continue to his work.<text:s/></text:p>
        </text:list-item>
      </text:list>
      <text:p text:style-name="NoSpacing"/>
      <text:p text:style-name="NoSpacing"><text:span text:style-name="T315">Special requirements:</text:span></text:p>
      <text:list text:style-name="LFO6" text:continue-numbering="true">
        <text:list-item>
          <text:p text:style-name="P316"><text:span text:style-name="T317">The user can order the food by using this application.</text:span></text:p>
        </text:list-item>
        <text:list-item>
          <text:p text:style-name="P318"><text:span text:style-name="T319">The application should conne</text:span><text:span text:style-name="T320">ct to the admin.</text:span></text:p>
        </text:list-item>
      </text:list>
      <text:p text:style-name="P321"/>
      <text:p text:style-name="NoSpacing"><text:span text:style-name="T322">Technology and Data Variations List:</text:span></text:p>
      <text:p text:style-name="NoSpacing">This application should connect to the restaurant.</text:p>
      <text:p text:style-name="P323">After registration and login, the user search hotel near him and select item and make order.</text:p>
      <text:p text:style-name="Normal"/>
      <text:h text:style-name="P324" text:outline-level="2"><text:bookmark-start text:name="_Toc118414295"/><text:bookmark-start text:name="_Toc118474011"/><text:bookmark-start text:name="_Toc119144206"/>Use Case: 2_Menu<text:bookmark-end text:name="_Toc118414295"/><text:bookmark-end text:name="_Toc118474011"/><text:bookmark-end text:name="_Toc119144206"/></text:h>
      <text:p text:style-name="Normal"><text:span text:style-name="T325">scope</text:span><text:span text:style-name="T326">:<text:s/></text:span><text:span text:style-name="T327">Customer select the items<text:s/></text:span><text:span text:style-name="T328">from menu.<text:s/></text:span></text:p>
      <text:p text:style-name="Normal"><text:span text:style-name="T329">primary Actors</text:span>: Customer, admin.</text:p>
      <text:p text:style-name="Normal"><text:span text:style-name="T330">Stake holder and interest:</text:span></text:p>
      <text:p text:style-name="Normal"><text:span text:style-name="T331">(Customer)</text:span><text:span text:style-name="T332"><text:s/>Customer select the items from menu by using this application.</text:span></text:p>
      <text:p text:style-name="Normal"><text:span text:style-name="T333">(Admin)<text:s/></text:span>Admin manage the whole application and also see the order of the customers selected from the menu.</text:p>
      <text:p text:style-name="Normal"><text:span text:style-name="T334">Pre</text:span><text:span text:style-name="T335">conditions:</text:span><text:s/>Customer can order or see the foods from the menu through this application.</text:p>
      <text:p text:style-name="Normal"><text:span text:style-name="T336">Success guarantee</text:span><text:span text:style-name="T337"><text:s/>(or Postconditions):<text:s/></text:span>Customer can see the food easily from menu at any time.</text:p>
      <text:p text:style-name="Normal"><text:span text:style-name="T338">Main success scenario or Basic flow:</text:span></text:p>
      <text:list text:style-name="LFO7" text:continue-numbering="true">
        <text:list-item>
          <text:p text:style-name="P339"><text:span text:style-name="T340"><text:s/>Customer select the items from<text:s/></text:span><text:span text:style-name="T341">menu by using this application.</text:span></text:p>
        </text:list-item>
        <text:list-item>
          <text:p text:style-name="P342">Admin manage the whole application and also see the order of the customers selected from the menu.</text:p>
        </text:list-item>
        <text:list-item>
          <text:p text:style-name="P343">Customer can see the food easily from menu at any time.</text:p>
        </text:list-item>
      </text:list>
      <text:p text:style-name="Normal"><text:span text:style-name="T344">Extension or alternative flows:</text:span></text:p>
      <text:p text:style-name="Normal"><text:span text:style-name="T345">If any time network can’t be working<text:s/></text:span><text:span text:style-name="T346">properly</text:span></text:p>
      <text:list text:style-name="LFO8" text:continue-numbering="true">
        <text:list-item>
          <text:p text:style-name="P347"><text:span text:style-name="T348">During the menu viewing, network cannot be working.</text:span></text:p>
        </text:list-item>
        <text:list-item>
          <text:p text:style-name="P349"><text:span text:style-name="T350">Customer can phone call to the admin for selection of food.</text:span></text:p>
        </text:list-item>
      </text:list>
      <text:soft-page-break/>
      <text:p text:style-name="P351">If system does not recover:</text:p>
      <text:list text:style-name="LFO9" text:continue-numbering="true">
        <text:list-item>
          <text:p text:style-name="P352">The user will suspend the operation and the system will show an error message.<text:s/></text:p>
        </text:list-item>
        <text:list-item>
          <text:p text:style-name="P353">The user starts a new operation and continue to his work.<text:s/></text:p>
        </text:list-item>
      </text:list>
      <text:p text:style-name="P354"/>
      <text:p text:style-name="P355"/>
      <text:p text:style-name="Normal"/>
      <text:p text:style-name="Normal"><text:span text:style-name="T356">Special requirements:</text:span></text:p>
      <text:p text:style-name="Normal"><text:span text:style-name="T357">The user can view the menu of food by using this application.</text:span></text:p>
      <text:p text:style-name="Normal"><text:span text:style-name="T358">The application should connect to the admin.</text:span></text:p>
      <text:p text:style-name="P359"/>
      <text:p text:style-name="Normal"><text:span text:style-name="T360">Technology and Data Variations List:</text:span></text:p>
      <text:p text:style-name="NoSpacing">This application should connect to the<text:s/>restaurant.</text:p>
      <text:p text:style-name="NoSpacing"/>
      <text:p text:style-name="NoSpacing"/>
      <text:p text:style-name="NoSpacing"/>
      <text:p text:style-name="NoSpacing"/>
      <text:h text:style-name="P361" text:outline-level="2"><text:bookmark-start text:name="_Toc118414296"/><text:bookmark-start text:name="_Toc118474012"/><text:bookmark-start text:name="_Toc119144207"/>Use Case: 3_Payment<text:bookmark-end text:name="_Toc118414296"/><text:bookmark-end text:name="_Toc118474012"/><text:bookmark-end text:name="_Toc119144207"/></text:h>
      <text:p text:style-name="Normal"><text:span text:style-name="T362">scope</text:span><text:span text:style-name="T363">:<text:s/></text:span><text:span text:style-name="T364">payment of order</text:span></text:p>
      <text:p text:style-name="Normal"><text:span text:style-name="T365">primary Actors:<text:s/></text:span><text:span text:style-name="T366">customer, delivery boy and admin.</text:span></text:p>
      <text:p text:style-name="Normal"><text:span text:style-name="T367">Stake holder and interest:</text:span></text:p>
      <text:p text:style-name="Normal"><text:span text:style-name="T368">(Customer)</text:span><text:span text:style-name="docemphstrong"><text:s/>The user can pay the payment of his/her order on different ways e.g. (Jazz-Cash, Banking App, Cash,<text:s/></text:span><text:span text:style-name="docemphstrong">Easy-paisa) by using this application.<text:s/></text:span></text:p>
      <text:p text:style-name="Normal"><text:span text:style-name="T369">(Delivery boy</text:span><text:span text:style-name="T370">)<text:s/></text:span><text:span text:style-name="T371">The delivery boy can gets the payment of order from the customer by<text:s/></text:span><text:span text:style-name="docemphstrong">different ways e.g. (Jazz-Cash, Banking App, Cash, Easy-paisa) by using this application.<text:s/></text:span></text:p>
      <text:p text:style-name="Normal"><text:span text:style-name="T372">(Admin)<text:s/></text:span><text:span text:style-name="docemphstrong">Amin can check the confirmation of</text:span><text:span text:style-name="docemphstrong"><text:s/>payment of the order.</text:span></text:p>
      <text:p text:style-name="Normal"><text:span text:style-name="T373">Preconditions:</text:span><text:s/>Customer can pay easily.</text:p>
      <text:p text:style-name="Normal"><text:span text:style-name="T374">Success guarantee</text:span><text:span text:style-name="T375"><text:s/>(or Postconditions):<text:s/></text:span><text:span text:style-name="docemphstrong">The user can pay the payment of his/her order on different ways e.g. (Jazz-Cash, Banking App, Cash, Easy-paisa) by using this application.<text:s/></text:span></text:p>
      <text:p text:style-name="Normal"><text:span text:style-name="T376">Main success s</text:span><text:span text:style-name="T377">cenario or Basic flow:</text:span></text:p>
      <text:list text:style-name="LFO10" text:continue-numbering="true">
        <text:list-item>
          <text:p text:style-name="P378"><text:span text:style-name="docemphstrong">The user can pay the payment of his/her order on different ways e.g. (Jazz-Cash, Banking App, Cash, Easy-paisa) by using this application.<text:s/></text:span></text:p>
        </text:list-item>
        <text:list-item>
          <text:p text:style-name="P379"><text:span text:style-name="T380">The delivery boy can gets the payment of order from the customer.</text:span></text:p>
        </text:list-item>
        <text:list-item>
          <text:p text:style-name="P381"><text:span text:style-name="docemphstrong">Amin can check the<text:s/></text:span><text:span text:style-name="docemphstrong">confirmation of payment of the order.</text:span></text:p>
        </text:list-item>
        <text:list-item>
          <text:p text:style-name="P382"><text:span text:style-name="T383">The customer can pay at any time</text:span></text:p>
        </text:list-item>
      </text:list>
      <text:p text:style-name="Normal"/>
      <text:p text:style-name="Normal"><text:span text:style-name="T384">Extension or alternative flows:</text:span></text:p>
      <text:p text:style-name="Normal"><text:span text:style-name="T385">If any time network can’t be working properly</text:span></text:p>
      <text:list text:style-name="LFO8" text:continue-numbering="true">
        <text:list-item>
          <text:p text:style-name="P386"><text:span text:style-name="docemphstrong">Then the delivery boy can got the payment of order from the customer by hand (Cash).<text:s/></text:span></text:p>
        </text:list-item>
      </text:list>
      <text:p text:style-name="P387">If system does not recover:</text:p>
      <text:list text:style-name="LFO9" text:continue-numbering="true">
        <text:list-item>
          <text:p text:style-name="P388">The user will suspend the operation and the system will show an error message.<text:s/></text:p>
        </text:list-item>
        <text:list-item>
          <text:p text:style-name="P389">The user starts a new operation and continue to his work.<text:s/></text:p>
        </text:list-item>
      </text:list>
      <text:p text:style-name="Normal"><text:span text:style-name="T390">Special requirements:</text:span></text:p>
      <text:list text:style-name="LFO11" text:continue-numbering="true">
        <text:list-item>
          <text:p text:style-name="P391"><text:span text:style-name="T392">The user can pay by using banking app at any time.</text:span></text:p>
        </text:list-item>
        <text:list-item>
          <text:p text:style-name="P393"><text:span text:style-name="T394">The application should<text:s/></text:span><text:span text:style-name="T395">connect to the admin.</text:span></text:p>
        </text:list-item>
      </text:list>
      <text:p text:style-name="P396"/>
      <text:p text:style-name="Normal"><text:span text:style-name="T397">Technology and Data Variations List:</text:span></text:p>
      <text:p text:style-name="Normal">This application should connect to the restaurant.</text:p>
      <text:p text:style-name="Normal"><draw:frame draw:style-name="a4" draw:name="Picture 9" text:anchor-type="as-char" svg:x="0in" svg:y="0in" svg:width="2.95875in" svg:height="2.68788in" style:rel-width="scale" style:rel-height="scale"><draw:image xlink:href="media/image5.png" xlink:type="simple" xlink:show="embed" xlink:actuate="onLoad"/><svg:title/><svg:desc/></draw:frame></text:p>
      <text:p text:style-name="Normal"/>
      <text:p text:style-name="P398"/>
      <text:p text:style-name="Normal"/>
      <text:p text:style-name="Normal"/>
      <text:h text:style-name="Heading2" text:outline-level="2"><text:bookmark-start text:name="_Toc118474013"/><text:bookmark-start text:name="_Toc119144208"/><text:span text:style-name="T399">Use Case:<text:s/></text:span><text:span text:style-name="T400">4</text:span><text:span text:style-name="T401">_ Location</text:span><text:bookmark-end text:name="_Toc118474013"/><text:bookmark-end text:name="_Toc119144208"/></text:h>
      <text:p text:style-name="Normal"><text:span text:style-name="T402">Scope:</text:span><text:span text:style-name="T403"><text:s/></text:span><text:span text:style-name="T404">Set location</text:span></text:p>
      <text:p text:style-name="Normal"><text:span text:style-name="T405">primary Actors:</text:span><text:span text:style-name="T406"><text:s/>Delivery boy, hotel owner, Customer, Admin.</text:span></text:p>
      <text:p text:style-name="Normal"><text:span text:style-name="T407">Stake holder and interest:</text:span></text:p>
      <text:p text:style-name="Normal"><text:span text:style-name="T408">(Customer)</text:span><text:s/>The user can add the location this application.</text:p>
      <text:soft-page-break/>
      <text:p text:style-name="Normal"><text:span text:style-name="T409">(Delivery boy</text:span><text:span text:style-name="T410">)</text:span><text:s/>&amp;<text:s/><text:span text:style-name="T411">(Admin)<text:s/></text:span>This app provides the functionality to build a bridge between the admin and the delivery boy.</text:p>
      <text:p text:style-name="Normal"><text:span text:style-name="T412">Preconditions:<text:s/></text:span><text:span text:style-name="T413">Customer set location easily.</text:span></text:p>
      <text:p text:style-name="Normal"><text:span text:style-name="T414">Success guarantee</text:span><text:span text:style-name="T415"><text:s/>(or Postconditi</text:span><text:span text:style-name="T416">ons):</text:span></text:p>
      <text:p text:style-name="Normal">Through this Delivery boy app, the admin can manage the orders and assign them to the respective delivery.</text:p>
      <text:p text:style-name="Normal"><text:span text:style-name="T417">Main success scenario or Basic flow:</text:span></text:p>
      <text:list text:style-name="LFO12" text:continue-numbering="true">
        <text:list-item>
          <text:p text:style-name="P418">The user can add the location this application.</text:p>
        </text:list-item>
        <text:list-item>
          <text:p text:style-name="P419"><text:span text:style-name="T420">Delivery boy</text:span><text:s/>&amp;<text:s/><text:span text:style-name="T421">Admin<text:s/></text:span>This app provides the functionality to build a bridge between the admin and the delivery boy.</text:p>
        </text:list-item>
      </text:list>
      <text:p text:style-name="Normal"><text:span text:style-name="T422">Extension or alternative flows:</text:span></text:p>
      <text:p text:style-name="Normal"><text:span text:style-name="T423"><text:tab/></text:span><text:span text:style-name="T424">If any time network can’t be working properly.</text:span></text:p>
      <text:list text:style-name="LFO13" text:continue-numbering="true">
        <text:list-item>
          <text:p text:style-name="P425">The delivery boy can call the customer to his/her given number.</text:p>
        </text:list-item>
      </text:list>
      <text:p text:style-name="Normal"><text:span text:style-name="T426">Special requirements:</text:span></text:p>
      <text:list text:style-name="LFO14" text:continue-numbering="true">
        <text:list-item>
          <text:p text:style-name="P427"><text:span text:style-name="T428">The user can order and set the<text:s/></text:span><text:span text:style-name="T429">location.</text:span></text:p>
        </text:list-item>
        <text:list-item>
          <text:p text:style-name="P430"><text:span text:style-name="T431">The application should connect to the admin.</text:span></text:p>
        </text:list-item>
      </text:list>
      <text:p text:style-name="Normal"><text:span text:style-name="T432">Technology and Data Variations List:</text:span></text:p>
      <text:p text:style-name="Normal">This application should connect to the restaurant.</text:p>
      <text:p text:style-name="Normal"/>
      <text:h text:style-name="P433" text:outline-level="2">CHAPTER<text:s/>_Physical Database Design<text:s/></text:h>
      <text:h text:style-name="P434" text:outline-level="2">Ahsan Ali (SP20-Bse-060)</text:h>
      <text:h text:style-name="P435" text:outline-level="2">Project SQL Script File - Version 1</text:h>
      <text:p text:style-name="P436"/>
      <text:p text:style-name="P437">Provide a link to your cloud storage .sql script file here, which should do the following:</text:p>
      <text:list text:style-name="LFO15">
        <text:list-item text:start-value="1">
          <text:p text:style-name="P438">Create Database if not exist</text:p>
        </text:list-item>
      </text:list>
      <text:list text:style-name="LFO15" text:continue-numbering="true">
        <text:list-item>
          <text:p text:style-name="P439">Create all tables in your project along with primary and foreign keys</text:p>
        </text:list-item>
      </text:list>
      <text:list text:style-name="LFO15" text:continue-numbering="true">
        <text:list-item>
          <text:list>
            <text:list-item>
              <text:p text:style-name="P440">Note: Every group member should create their own tables in the file along with registration and name on top in comments</text:p>
            </text:list-item>
          </text:list>
        </text:list-item>
      </text:list>
      <text:list text:style-name="LFO15" text:continue-numbering="true">
        <text:list-item>
          <text:p text:style-name="P441">Feed Sample data to all tables.<text:s/></text:p>
        </text:list-item>
      </text:list>
      <text:list text:style-name="LFO15" text:continue-numbering="true">
        <text:list-item>
          <text:list>
            <text:list-item>
              <text:p text:style-name="P442">Note: Every group member should feed sample realistic data in respective tables in the file along with registration and name on top in comments</text:p>
            </text:list-item>
          </text:list>
        </text:list-item>
      </text:list>
      <text:list text:style-name="LFO15" text:continue-numbering="true">
        <text:list-item>
          <text:p text:style-name="P443">What was the difficult part in creating this assignment?<text:s/></text:p>
        </text:list-item>
      </text:list>
      <text:list text:style-name="LFO15" text:continue-numbering="true">
        <text:list-item>
          <text:list>
            <text:list-item>
              <text:p text:style-name="P444">Every group member should define their own area.<text:s/></text:p>
            </text:list-item>
          </text:list>
        </text:list-item>
      </text:list>
      <text:soft-page-break/>
      <text:list text:style-name="LFO15" text:continue-numbering="true">
        <text:list-item>
          <text:p text:style-name="P445">Generate information from your table by relating them to tables of other group members as well. You will have to write at least 5 meaningful simple, average and complex queries</text:p>
        </text:list-item>
      </text:list>
      <text:p text:style-name="Normal"><text:span text:style-name="T446">Every group member should define their own area.</text:span></text:p>
      <text:h text:style-name="Heading1" text:outline-level="1"><text:bookmark-start text:name="_Toc119144209"/>Chapter 3 SSDs:<text:bookmark-end text:name="_Toc119144209"/></text:h>
      <text:h text:style-name="Heading2" text:outline-level="2"><text:bookmark-start text:name="_Toc119144210"/>Asher Khan Swati (SP21-BSE-044)<text:bookmark-end text:name="_Toc119144210"/></text:h>
      <text:p text:style-name="Normal"/>
      <text:h text:style-name="Heading2" text:outline-level="2"><text:bookmark-start text:name="_Toc119144211"/>Add item:<text:bookmark-end text:name="_Toc119144211"/></text:h>
      <text:p text:style-name="Normal"/>
      <text:p text:style-name="Normal"><draw:frame draw:style-name="a5" draw:name="Picture 9" text:anchor-type="as-char" svg:x="0in" svg:y="0in" svg:width="6.26806in" svg:height="3.24514in" style:rel-width="scale" style:rel-height="scale"><draw:image xlink:href="media/image6.png" xlink:type="simple" xlink:show="embed" xlink:actuate="onLoad"/><svg:title/><svg:desc/></draw:frame></text:p>
      <text:p text:style-name="Normal"/>
      <text:h text:style-name="Heading2" text:outline-level="2"><text:bookmark-start text:name="_Toc119144212"/>Search Hotel:<text:bookmark-end text:name="_Toc119144212"/></text:h>
      <text:p text:style-name="Normal"><draw:frame draw:style-name="a6" draw:name="Picture 10" text:anchor-type="as-char" svg:x="0in" svg:y="0in" svg:width="6.26806in" svg:height="3.32569in" style:rel-width="scale" style:rel-height="scale"><draw:image xlink:href="media/image7.png" xlink:type="simple" xlink:show="embed" xlink:actuate="onLoad"/><svg:title/><svg:desc/></draw:frame></text:p>
      <text:p text:style-name="Normal"/>
      <text:h text:style-name="Heading2" text:outline-level="2"><text:bookmark-start text:name="_Toc119144213"/>Log In:<text:bookmark-end text:name="_Toc119144213"/></text:h>
      <text:p text:style-name="Normal"/>
      <text:p text:style-name="Normal"><draw:frame draw:style-name="a7" draw:name="Picture 11" text:anchor-type="as-char" svg:x="0in" svg:y="0in" svg:width="6.26806in" svg:height="4.04861in" style:rel-width="scale" style:rel-height="scale"><draw:image xlink:href="media/image8.png" xlink:type="simple" xlink:show="embed" xlink:actuate="onLoad"/><svg:title/><svg:desc>Chart

Description automatically generated with medium confidence</svg:desc></draw:frame></text:p>
      <text:p text:style-name="Normal"/>
      <text:p text:style-name="Normal"/>
      <text:h text:style-name="Heading2" text:outline-level="2"><text:bookmark-start text:name="_Toc119144214"/>Log Out:<text:bookmark-end text:name="_Toc119144214"/></text:h>
      <text:p text:style-name="Normal"><draw:frame draw:style-name="a8" draw:name="Picture 12" text:anchor-type="as-char" svg:x="0in" svg:y="0in" svg:width="6.26806in" svg:height="3.75903in" style:rel-width="scale" style:rel-height="scale"><draw:image xlink:href="media/image9.png" xlink:type="simple" xlink:show="embed" xlink:actuate="onLoad"/><svg:title/><svg:desc>A picture containing diagram

Description automatically generated</svg:desc></draw:frame></text:p>
      <text:p text:style-name="Normal"/>
      <text:p text:style-name="Normal"/>
      <text:h text:style-name="P447" text:outline-level="2"><text:bookmark-start text:name="_Toc119144215"/>Package Diagram:<text:bookmark-end text:name="_Toc119144215"/></text:h>
      <text:p text:style-name="Normal"/>
      <text:p text:style-name="Normal"><draw:frame draw:style-name="a9" draw:name="Picture 20" text:anchor-type="as-char" svg:x="0in" svg:y="0in" svg:width="6.26806in" svg:height="4.63681in" style:rel-width="scale" style:rel-height="scale"><draw:image xlink:href="media/image10.jpe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448" text:outline-level="2">CHAPTER 2 SSDs</text:h>
      <text:h text:style-name="P449" text:outline-level="2">Ahsan Ali (SP20-Bse-060)</text:h>
      <text:p text:style-name="Normal"/>
      <text:h text:style-name="Heading2" text:outline-level="2"><text:span text:style-name="T450"><draw:frame draw:z-index="251660288" draw:style-name="a10" draw:name="Picture 15" text:anchor-type="paragraph" svg:x="0in" svg:y="0.57431in" svg:width="5.875in" svg:height="5.14583in" style:rel-width="scale" style:rel-height="scale"><draw:image xlink:href="media/image11.png" xlink:type="simple" xlink:show="embed" xlink:actuate="onLoad"/><svg:title/><svg:desc/></draw:frame></text:span><text:span text:style-name="T451">SSDs 1_Menu</text:span></text:h>
      <text:p text:style-name="P452"/>
      <text:p text:style-name="P453"/>
      <text:p text:style-name="P454"/>
      <text:p text:style-name="P455"/>
      <text:p text:style-name="P456"/>
      <text:p text:style-name="Normal"/>
      <text:soft-page-break/>
      <text:h text:style-name="P457" text:outline-level="2">SSDs 2_ location</text:h>
      <text:p text:style-name="Normal"/>
      <text:p text:style-name="Normal"><draw:frame draw:style-name="a11" draw:name="Picture 16" text:anchor-type="as-char" svg:x="0in" svg:y="0in" svg:width="6.26806in" svg:height="5.59375in" style:rel-width="scale" style:rel-height="scale"><draw:image xlink:href="media/image12.png" xlink:type="simple" xlink:show="embed" xlink:actuate="onLoad"/><svg:title/><svg:desc/></draw:frame></text:p>
      <text:p text:style-name="Normal"/>
      <text:p text:style-name="Normal"/>
      <text:p text:style-name="Normal"/>
      <text:soft-page-break/>
      <text:h text:style-name="P458" text:outline-level="2">SSDs 3_Order</text:h>
      <text:p text:style-name="Normal"><draw:frame draw:style-name="a12" draw:name="Picture 17" text:anchor-type="as-char" svg:x="0in" svg:y="0in" svg:width="6.26806in" svg:height="5.39514in" style:rel-width="scale" style:rel-height="scale"><draw:image xlink:href="media/image13.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P459" text:outline-level="2">Class Diagram</text:h>
      <text:h text:style-name="P460" text:outline-level="2">Ahsan Ali (SP20-Bse-060)</text:h>
      <text:p text:style-name="Normal"/>
      <text:p text:style-name="Normal"/>
      <text:p text:style-name="Normal"><draw:frame draw:style-name="a13" draw:name="Picture 19" text:anchor-type="as-char" svg:x="0in" svg:y="0in" svg:width="5.80275in" svg:height="4.84887in" style:rel-width="scale" style:rel-height="scale"><draw:image xlink:href="media/image14.jpg" xlink:type="simple" xlink:show="embed" xlink:actuate="onLoad"/><svg:title/><svg:desc/></draw:frame></text:p>
      <text:p text:style-name="Normal"/>
      <text:p text:style-name="Normal"/>
      <text:p text:style-name="Normal"/>
      <text:p text:style-name="Normal"/>
      <text:p text:style-name="Normal"/>
      <text:soft-page-break/>
      <text:h text:style-name="P461" text:outline-level="2">Iteraction Diagram</text:h>
      <text:h text:style-name="Heading2" text:outline-level="2"><draw:frame draw:z-index="251666432" draw:style-name="a14" draw:name="Picture 21" text:anchor-type="paragraph" svg:x="-0.13611in" svg:y="0.47778in" svg:width="6.53125in" svg:height="3.36667in" style:rel-width="scale" style:rel-height="scale"><draw:image xlink:href="media/image15.jpeg" xlink:type="simple" xlink:show="embed" xlink:actuate="onLoad"/><svg:title/><svg:desc/></draw:frame><text:span text:style-name="T462">Ahsan Ali (SP20-Bse-060)</text:span></text:h>
      <text:h text:style-name="P463" text:outline-level="2">Chapter 4 Gui Interfaces</text:h>
      <text:h text:style-name="P464" text:outline-level="2"/>
      <text:h text:style-name="Heading2" text:outline-level="2"><text:span text:style-name="T465"><draw:frame draw:z-index="251661312" draw:style-name="a15" draw:name="Picture 19" text:anchor-type="paragraph" svg:x="-0.03125in" svg:y="0.48194in" svg:width="6.51042in" svg:height="3.63542in" style:rel-width="scale" style:rel-height="scale"><draw:image xlink:href="media/image16.png" xlink:type="simple" xlink:show="embed" xlink:actuate="onLoad"/><svg:title/><svg:desc/></draw:frame></text:span><text:span text:style-name="T466">GUI 1_Order</text:span></text:h>
      <text:soft-page-break/>
      <text:h text:style-name="Heading2" text:outline-level="2"><draw:frame draw:z-index="251662336" draw:style-name="a16" draw:name="Picture 20" text:anchor-type="paragraph" svg:x="-0.11458in" svg:y="0.5625in" svg:width="6.39583in" svg:height="4.39583in" style:rel-width="scale" style:rel-height="scale"><draw:image xlink:href="media/image17.png" xlink:type="simple" xlink:show="embed" xlink:actuate="onLoad"/><svg:title/><svg:desc/></draw:frame><text:span text:style-name="T467">GUI 2_Menu</text:span></text:h>
      <text:h text:style-name="P468" text:outline-level="2">GUI<text:s/>3_Confirm</text:h>
      <text:p text:style-name="Normal"><draw:frame draw:z-index="251663360" draw:style-name="a17" draw:name="Picture 22" text:anchor-type="paragraph" svg:x="-0.3125in" svg:y="0.40486in" svg:width="6.70833in" svg:height="3.19792in" style:rel-width="scale" style:rel-height="scale"><draw:image xlink:href="media/image18.png" xlink:type="simple" xlink:show="embed" xlink:actuate="onLoad"/><svg:title/><svg:desc/></draw:frame></text:p>
      <text:soft-page-break/>
      <text:h text:style-name="P469" text:outline-level="2">Sequence _ Diagram</text:h>
      <text:h text:style-name="P470" text:outline-level="2">Ahsan Ali<text:s/>(SP20-Bse-060)</text:h>
      <text:p text:style-name="Normal"><draw:frame draw:z-index="251664384" draw:style-name="a18" draw:name="Picture 18" text:anchor-type="paragraph" svg:x="-0.23958in" svg:y="0.62222in" svg:width="6.66667in" svg:height="4.88588in" style:rel-width="scale" style:rel-height="scale"><draw:image xlink:href="media/image19.png" xlink:type="simple" xlink:show="embed" xlink:actuate="onLoad"/><svg:title/><svg:desc/></draw:frame></text:p>
      <text:p text:style-name="Normal"/>
      <text:p text:style-name="Normal"/>
      <text:p text:style-name="P471"><text:s/></text:p>
      <text:p text:style-name="P472"/>
      <text:p text:style-name="P473"/>
      <text:p text:style-name="P474"/>
      <text:p text:style-name="P475"/>
      <text:p text:style-name="P476"/>
      <text:p text:style-name="P477"/>
      <text:h text:style-name="P478" text:outline-level="1"><text:bookmark-start text:name="_Toc103671465"/><text:soft-page-break/>ER Diagram<text:bookmark-end text:name="_Toc103671465"/></text:h>
      <text:h text:style-name="P479" text:outline-level="2">Ahsan Ali (SP20-Bse-060)</text:h>
      <text:h text:style-name="P480" text:outline-level="2">ER Diagram 1_Order</text:h>
      <text:p text:style-name="Normal"/>
      <text:p text:style-name="Normal"/>
      <text:p text:style-name="Normal"><draw:frame draw:z-index="251665408" draw:style-name="a19" draw:name="Picture 23" text:anchor-type="paragraph" svg:x="0in" svg:y="0.4625in" svg:width="6.26806in" svg:height="4.25833in" style:rel-width="scale" style:rel-height="scale"><draw:image xlink:href="media/image20.png" xlink:type="simple" xlink:show="embed" xlink:actuate="onLoad"/><svg:title/><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ras Bold ITC" svg:font-family="Eras Bold ITC" style:font-family-generic="swiss" style:font-pitch="variable" svg:panose-1="2 11 9 7 3 5 4 2 2 4"/>
    <style:font-face style:name="Algerian" svg:font-family="Algerian" style:font-family-generic="decorative" style:font-pitch="variable" svg:panose-1="4 2 7 5 4 10 2 6 7 2"/>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style:text-properties fo:hyphenate="false"/>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paragraph-properties fo:margin-bottom="0.0694in" fo:line-height="115%"/>
      <style:text-properties style:font-name-complex="Arial" fo:language="en" fo:country="US" style:language-complex="ur" style:country-complex="PK" fo:hyphenate="false"/>
    </style:style>
    <style:style style:name="TOC2" style:display-name="TOC 2" style:family="paragraph" style:parent-style-name="Normal" style:next-style-name="Normal">
      <style:paragraph-properties fo:margin-bottom="0.0694in" fo:line-height="115%" fo:margin-left="0.1527in">
        <style:tab-stops/>
      </style:paragraph-properties>
      <style:text-properties style:font-name-complex="Arial" fo:language="en" fo:country="US" style:language-complex="ur" style:country-complex="PK" fo:hyphenate="false"/>
    </style:style>
    <style:style style:name="TOC3" style:display-name="TOC 3" style:family="paragraph" style:parent-style-name="Normal" style:next-style-name="Normal">
      <style:paragraph-properties fo:margin-bottom="0.0694in" fo:line-height="115%" fo:margin-left="0.3055in">
        <style:tab-stops/>
      </style:paragraph-properties>
      <style:text-properties style:font-name-complex="Arial" fo:language="en" fo:country="US" style:language-complex="ur" style:country-complex="PK"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style:font-name="Cambria" style:font-name-asian="SimSun" fo:color="#365F91" fo:language="en" fo:country="U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a" style:display-name="a" style:family="text" style:parent-style-name="DefaultParagraphFont"/>
    <style:style style:name="l8" style:display-name="l8" style:family="text" style:parent-style-name="DefaultParagraphFont"/>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fo:language="en" fo:country="US" fo:hyphenate="false"/>
    </style:style>
    <style:style style:name="Strong" style:display-name="Strong" style:family="text" style:parent-style-name="DefaultParagraphFont">
      <style:text-properties fo:font-weight="bold" style:font-weight-asian="bold" style:font-weight-complex="bold"/>
    </style:style>
    <style:style style:name="docemphstrong" style:display-name="docemphstrong" style:family="text" style:parent-style-name="DefaultParagraphFont"/>
    <style:style style:name="doctext" style:display-name="doctext" style:family="paragraph" style:parent-style-name="Normal">
      <style:paragraph-properties fo:margin-top="0.0694in" fo:margin-bottom="0.0694in"/>
      <style:text-properties style:font-name="Times New Roman" style:font-name-asian="Times New Roman" fo:font-size="12pt" style:font-size-asian="12pt" style:font-size-complex="12pt" fo:language="en" fo:country="US"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2"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0069in dashed #000000" fo:padding="0.6597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hsan Ali</meta:initial-creator>
    <dc:creator>Ahsan Ali</dc:creator>
    <meta:creation-date>2022-12-28T16:24:00Z</meta:creation-date>
    <dc:date>2022-12-29T09:24:00Z</dc:date>
    <meta:template xlink:href="Normal" xlink:type="simple"/>
    <meta:editing-cycles>5</meta:editing-cycles>
    <meta:editing-duration>PT5880S</meta:editing-duration>
    <meta:document-statistic meta:page-count="26" meta:paragraph-count="41" meta:word-count="3130" meta:character-count="20933" meta:row-count="148" meta:non-whitespace-character-count="17844"/>
  </office:meta>
</office:document-meta>
</file>